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 style:data-style-name="N109">
      <style:text-properties fo:font-size="16pt" style:font-size-asian="16pt" style:font-size-complex="16pt"/>
    </style:style>
    <style:style style:name="ce2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4" style:family="table-cell" style:parent-style-name="Default" style:data-style-name="N120">
      <style:text-properties fo:font-size="16pt" style:font-size-asian="16pt" style:font-size-complex="16pt"/>
    </style:style>
    <style:style style:name="ce25" style:family="table-cell" style:parent-style-name="Default" style:data-style-name="N119">
      <style:text-properties fo:font-size="16pt" style:font-size-asian="16pt" style:font-size-complex="16pt"/>
    </style:style>
    <style:style style:name="ce26" style:family="table-cell" style:parent-style-name="Default" style:data-style-name="N124">
      <style:text-properties fo:font-size="16pt" style:font-size-asian="16pt" style:font-size-complex="16pt"/>
    </style:style>
    <style:style style:name="ce27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8" style:family="table-cell" style:parent-style-name="Default" style:data-style-name="N123">
      <style:text-properties fo:font-size="16pt" style:font-size-asian="16pt" style:font-size-complex="16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0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2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3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5" style:family="table-cell" style:parent-style-name="Default" style:data-style-name="N10">
      <style:text-properties fo:font-size="16pt" style:font-size-asian="16pt" style:font-size-complex="16pt"/>
    </style:style>
    <style:style style:name="ce36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7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6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115.5284034">
            <text:p>￥106,11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336">
            <text:p>74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336">
            <text:p>￥74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336">
            <text:p>74336</text:p>
          </table:table-cell>
          <table:table-cell table:style-name="ce24"/>
          <table:table-cell table:style-name="ce27" table:formula="of:=SUM([.I3:.I6])" office:value-type="currency" office:currency="JPY" office:value="5305.77642017">
            <text:p>￥5,306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91567">
            <text:p>0.02491567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8000">
            <text:p>￥848,000</text:p>
          </table:table-cell>
          <table:table-cell table:style-name="ce17" table:formula="of:=[.D3]*[.G3]" office:value-type="currency" office:currency="JPY" office:value="27064.48816">
            <text:p>￥27,06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91567">
            <text:p>0.03191567</text:p>
          </table:table-cell>
          <table:table-cell table:style-name="ce25" table:formula="of:=[.G3]*[.H$1]" office:value-type="float" office:value="0.0015957835">
            <text:p>0.0016</text:p>
          </table:table-cell>
          <table:table-cell table:style-name="ce28" table:formula="of:=[.H3]*[.D3]" office:value-type="currency" office:currency="JPY" office:value="1353.224408">
            <text:p>￥1,353.2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95.4496">
            <text:p>695.4496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182">
            <text:p>￥29.182</text:p>
          </table:table-cell>
          <table:table-cell table:style-name="ce17" table:formula="of:=[.D4]*([.B4]+[.C4])" office:value-type="currency" office:currency="JPY" office:value="25839.1902272">
            <text:p>￥25,8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85.4496">
            <text:p>885.4496</text:p>
          </table:table-cell>
          <table:table-cell table:style-name="ce26" table:formula="of:=[.G4]*[.H$1]" office:value-type="float" office:value="44.27248">
            <text:p>44.3</text:p>
          </table:table-cell>
          <table:table-cell table:style-name="ce28" table:formula="of:=[.H4]*[.D4]" office:value-type="currency" office:currency="JPY" office:value="1291.95951136">
            <text:p>￥1,292.0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9.456">
            <text:p>49.456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5.3">
            <text:p>￥365.300</text:p>
          </table:table-cell>
          <table:table-cell table:style-name="ce17" table:formula="of:=[.D5]*[.G5]" office:value-type="currency" office:currency="JPY" office:value="24641.6768">
            <text:p>￥24,642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7.456">
            <text:p>67.456</text:p>
          </table:table-cell>
          <table:table-cell table:style-name="ce24" table:formula="of:=[.G5]*[.H$1]" office:value-type="float" office:value="3.3728">
            <text:p>3</text:p>
          </table:table-cell>
          <table:table-cell table:style-name="ce28" table:formula="of:=[.H5]*[.D5]" office:value-type="currency" office:currency="JPY" office:value="1232.08384">
            <text:p>￥1,232.1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3867422">
            <text:p>0.33867422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10">
            <text:p>￥66,710</text:p>
          </table:table-cell>
          <table:table-cell table:style-name="ce17" table:formula="of:=[.D6]*[.G6]" office:value-type="currency" office:currency="JPY" office:value="28570.1732162">
            <text:p>￥28,57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2827422">
            <text:p>0.42827422</text:p>
          </table:table-cell>
          <table:table-cell table:style-name="ce25" table:formula="of:=[.G6]*[.H$7]" office:value-type="float" office:value="0.021413711">
            <text:p>0.0214</text:p>
          </table:table-cell>
          <table:table-cell table:style-name="ce28" table:formula="of:=[.H6]*[.D6]" office:value-type="currency" office:currency="JPY" office:value="1428.50866081">
            <text:p>￥1,428.5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528.88210085">
            <text:p>￥26,529</text:p>
          </table:table-cell>
          <table:table-cell table:style-name="ce20"/>
          <table:table-cell table:style-name="ce22"/>
          <table:table-cell table:style-name="ce23" office:value-type="percentage" office:value="0.05">
            <text:p>5.0%</text:p>
          </table:table-cell>
          <table:table-cell table:number-columns-repeated="2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6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166.9686428">
            <text:p>￥104,16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336">
            <text:p>74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336">
            <text:p>￥74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336">
            <text:p>74336</text:p>
          </table:table-cell>
          <table:table-cell table:style-name="ce24"/>
          <table:table-cell table:style-name="ce27" table:formula="of:=SUM([.I3:.I6])" office:value-type="currency" office:currency="JPY" office:value="5208.34843214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79043">
            <text:p>0.02479043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8000">
            <text:p>￥848,000</text:p>
          </table:table-cell>
          <table:table-cell table:style-name="ce17" table:formula="of:=[.D3]*[.G3]" office:value-type="currency" office:currency="JPY" office:value="26958.28464">
            <text:p>￥26,9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79043">
            <text:p>0.03179043</text:p>
          </table:table-cell>
          <table:table-cell table:style-name="ce25" table:formula="of:=[.G3]*[.H$1]" office:value-type="float" office:value="0.0015895215">
            <text:p>0.0016</text:p>
          </table:table-cell>
          <table:table-cell table:style-name="ce28" table:formula="of:=[.H3]*[.D3]" office:value-type="currency" office:currency="JPY" office:value="1347.914232">
            <text:p>￥1,347.9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87.5231">
            <text:p>687.5231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182">
            <text:p>￥29.182</text:p>
          </table:table-cell>
          <table:table-cell table:style-name="ce17" table:formula="of:=[.D4]*([.B4]+[.C4])" office:value-type="currency" office:currency="JPY" office:value="25607.8791042">
            <text:p>￥25,60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77.5231">
            <text:p>877.5231</text:p>
          </table:table-cell>
          <table:table-cell table:style-name="ce26" table:formula="of:=[.G4]*[.H$1]" office:value-type="float" office:value="43.876155">
            <text:p>43.9</text:p>
          </table:table-cell>
          <table:table-cell table:style-name="ce28" table:formula="of:=[.H4]*[.D4]" office:value-type="currency" office:currency="JPY" office:value="1280.39395521">
            <text:p>￥1,280.4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9.2282">
            <text:p>49.2282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5.3">
            <text:p>￥365.300</text:p>
          </table:table-cell>
          <table:table-cell table:style-name="ce17" table:formula="of:=[.D5]*[.G5]" office:value-type="currency" office:currency="JPY" office:value="24558.46146">
            <text:p>￥24,55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7.2282">
            <text:p>67.2282</text:p>
          </table:table-cell>
          <table:table-cell table:style-name="ce24" table:formula="of:=[.G5]*[.H$1]" office:value-type="float" office:value="3.36141">
            <text:p>3</text:p>
          </table:table-cell>
          <table:table-cell table:style-name="ce28" table:formula="of:=[.H5]*[.D5]" office:value-type="currency" office:currency="JPY" office:value="1227.923073">
            <text:p>￥1,227.9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577166">
            <text:p>0.31577166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10">
            <text:p>￥66,710</text:p>
          </table:table-cell>
          <table:table-cell table:style-name="ce17" table:formula="of:=[.D6]*[.G6]" office:value-type="currency" office:currency="JPY" office:value="27042.3434386">
            <text:p>￥27,0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537166">
            <text:p>0.40537166</text:p>
          </table:table-cell>
          <table:table-cell table:style-name="ce25" table:formula="of:=[.G6]*[.H$7]" office:value-type="float" office:value="0.020268583">
            <text:p>0.0203</text:p>
          </table:table-cell>
          <table:table-cell table:style-name="ce28" table:formula="of:=[.H6]*[.D6]" office:value-type="currency" office:currency="JPY" office:value="1352.11717193">
            <text:p>￥1,352.1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41.7421607">
            <text:p>￥26,042</text:p>
          </table:table-cell>
          <table:table-cell table:style-name="ce20"/>
          <table:table-cell table:style-name="ce22"/>
          <table:table-cell table:style-name="ce23" office:value-type="percentage" office:value="0.05">
            <text:p>5.0%</text:p>
          </table:table-cell>
          <table:table-cell table:number-columns-repeated="2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6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740.1553222">
            <text:p>￥101,74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8671">
            <text:p>68,6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8671">
            <text:p>￥68,6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8671">
            <text:p>68671</text:p>
          </table:table-cell>
          <table:table-cell table:style-name="ce24"/>
          <table:table-cell table:style-name="ce27" table:formula="of:=SUM([.I3:.I6])" office:value-type="currency" office:currency="JPY" office:value="5087.00776611">
            <text:p>￥5,087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464036">
            <text:p>0.02464036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39000">
            <text:p>￥839,000</text:p>
          </table:table-cell>
          <table:table-cell table:style-name="ce17" table:formula="of:=[.D3]*[.G3]" office:value-type="currency" office:currency="JPY" office:value="26546.26204">
            <text:p>￥26,54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64036">
            <text:p>0.03164036</text:p>
          </table:table-cell>
          <table:table-cell table:style-name="ce25" table:formula="of:=[.G3]*[.H$1]" office:value-type="float" office:value="0.001582018">
            <text:p>0.0016</text:p>
          </table:table-cell>
          <table:table-cell table:style-name="ce28" table:formula="of:=[.H3]*[.D3]" office:value-type="currency" office:currency="JPY" office:value="1327.313102">
            <text:p>￥1,327.3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77.8128">
            <text:p>677.8128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7.649">
            <text:p>￥27.649</text:p>
          </table:table-cell>
          <table:table-cell table:style-name="ce17" table:formula="of:=[.D4]*([.B4]+[.C4])" office:value-type="currency" office:currency="JPY" office:value="23994.1561072">
            <text:p>￥23,99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67.8128">
            <text:p>867.8128</text:p>
          </table:table-cell>
          <table:table-cell table:style-name="ce26" table:formula="of:=[.G4]*[.H$1]" office:value-type="float" office:value="43.39064">
            <text:p>43.4</text:p>
          </table:table-cell>
          <table:table-cell table:style-name="ce28" table:formula="of:=[.H4]*[.D4]" office:value-type="currency" office:currency="JPY" office:value="1199.70780536">
            <text:p>￥1,199.7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9.0151">
            <text:p>49.015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3.2">
            <text:p>￥363.200</text:p>
          </table:table-cell>
          <table:table-cell table:style-name="ce17" table:formula="of:=[.D5]*[.G5]" office:value-type="currency" office:currency="JPY" office:value="24339.88432">
            <text:p>￥24,3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7.0151">
            <text:p>67.0151</text:p>
          </table:table-cell>
          <table:table-cell table:style-name="ce24" table:formula="of:=[.G5]*[.H$1]" office:value-type="float" office:value="3.350755">
            <text:p>3</text:p>
          </table:table-cell>
          <table:table-cell table:style-name="ce28" table:formula="of:=[.H5]*[.D5]" office:value-type="currency" office:currency="JPY" office:value="1216.994216">
            <text:p>￥1,217.0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140041">
            <text:p>0.3140041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550">
            <text:p>￥66,550</text:p>
          </table:table-cell>
          <table:table-cell table:style-name="ce17" table:formula="of:=[.D6]*[.G6]" office:value-type="currency" office:currency="JPY" office:value="26859.852855">
            <text:p>￥26,86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36041">
            <text:p>0.4036041</text:p>
          </table:table-cell>
          <table:table-cell table:style-name="ce25" table:formula="of:=[.G6]*[.H$7]" office:value-type="float" office:value="0.020180205">
            <text:p>0.0202</text:p>
          </table:table-cell>
          <table:table-cell table:style-name="ce28" table:formula="of:=[.H6]*[.D6]" office:value-type="currency" office:currency="JPY" office:value="1342.99264275">
            <text:p>￥1,343.0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5435.03883055">
            <text:p>￥25,435</text:p>
          </table:table-cell>
          <table:table-cell table:style-name="ce20"/>
          <table:table-cell table:style-name="ce22"/>
          <table:table-cell table:style-name="ce23" office:value-type="percentage" office:value="0.05">
            <text:p>5.0%</text:p>
          </table:table-cell>
          <table:table-cell table:number-columns-repeated="2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145.991805">
            <text:p>￥99,14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95">
            <text:p>9.5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3125">
            <text:p>63,125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3125">
            <text:p>￥63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125">
            <text:p>63125</text:p>
          </table:table-cell>
          <table:table-cell table:style-name="ce24"/>
          <table:table-cell table:style-name="ce27" table:formula="of:=SUM([.I3:.I6])" office:value-type="currency" office:currency="JPY" office:value="9418.869221475">
            <text:p>￥9,419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44659">
            <text:p>0.0244659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19655">
            <text:p>￥819,655</text:p>
          </table:table-cell>
          <table:table-cell table:style-name="ce17" table:formula="of:=[.D3]*[.G3]" office:value-type="currency" office:currency="JPY" office:value="25791.1822645">
            <text:p>￥25,7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4659">
            <text:p>0.0314659</text:p>
          </table:table-cell>
          <table:table-cell table:style-name="ce25" table:formula="of:=[.G3]*[.H$1]" office:value-type="float" office:value="0.0029892605">
            <text:p>0.0030</text:p>
          </table:table-cell>
          <table:table-cell table:style-name="ce28" table:formula="of:=[.H3]*[.D3]" office:value-type="currency" office:currency="JPY" office:value="2450.1623151275">
            <text:p>￥2,450.2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67.3755">
            <text:p>667.375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6.699">
            <text:p>￥26.699</text:p>
          </table:table-cell>
          <table:table-cell table:style-name="ce17" table:formula="of:=[.D4]*([.B4]+[.C4])" office:value-type="currency" office:currency="JPY" office:value="22891.0684745">
            <text:p>￥22,8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57.3755">
            <text:p>857.3755</text:p>
          </table:table-cell>
          <table:table-cell table:style-name="ce26" table:formula="of:=[.G4]*[.H$1]" office:value-type="float" office:value="81.4506725">
            <text:p>81.5</text:p>
          </table:table-cell>
          <table:table-cell table:style-name="ce28" table:formula="of:=[.H4]*[.D4]" office:value-type="currency" office:currency="JPY" office:value="2174.6515050775">
            <text:p>￥2,174.7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8.8128">
            <text:p>48.8128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3">
            <text:p>￥363.000</text:p>
          </table:table-cell>
          <table:table-cell table:style-name="ce17" table:formula="of:=[.D5]*[.G5]" office:value-type="currency" office:currency="JPY" office:value="24253.0464">
            <text:p>￥24,25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8128">
            <text:p>66.8128</text:p>
          </table:table-cell>
          <table:table-cell table:style-name="ce24" table:formula="of:=[.G5]*[.H$1]" office:value-type="float" office:value="6.347216">
            <text:p>6</text:p>
          </table:table-cell>
          <table:table-cell table:style-name="ce28" table:formula="of:=[.H5]*[.D5]" office:value-type="currency" office:currency="JPY" office:value="2304.039408">
            <text:p>￥2,304.0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1163528">
            <text:p>0.31163528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5325">
            <text:p>￥65,325</text:p>
          </table:table-cell>
          <table:table-cell table:style-name="ce17" table:formula="of:=[.D6]*[.G6]" office:value-type="currency" office:currency="JPY" office:value="26210.694666">
            <text:p>￥26,2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123528">
            <text:p>0.40123528</text:p>
          </table:table-cell>
          <table:table-cell table:style-name="ce25" table:formula="of:=[.G6]*[.H$7]" office:value-type="float" office:value="0.0381173516">
            <text:p>0.0381</text:p>
          </table:table-cell>
          <table:table-cell table:style-name="ce28" table:formula="of:=[.H6]*[.D6]" office:value-type="currency" office:currency="JPY" office:value="2490.01599327">
            <text:p>￥2,490.0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786.49795125">
            <text:p>￥24,786</text:p>
          </table:table-cell>
          <table:table-cell table:style-name="ce20"/>
          <table:table-cell table:style-name="ce22"/>
          <table:table-cell table:style-name="ce23" office:value-type="percentage" office:value="0.095">
            <text:p>9.5%</text:p>
          </table:table-cell>
          <table:table-cell table:number-columns-repeated="2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10.99445975">
            <text:p>￥102,41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2764">
            <text:p>52,76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764">
            <text:p>￥52,7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764">
            <text:p>52764</text:p>
          </table:table-cell>
          <table:table-cell table:style-name="ce24"/>
          <table:table-cell table:style-name="ce27" table:formula="of:=SUM([.I3:.I6])" office:value-type="currency" office:currency="JPY" office:value="5120.5497229875">
            <text:p>￥5,121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407605">
            <text:p>0.02407605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2395">
            <text:p>￥842,395</text:p>
          </table:table-cell>
          <table:table-cell table:style-name="ce17" table:formula="of:=[.D3]*[.G3]" office:value-type="currency" office:currency="JPY" office:value="26178.30913975">
            <text:p>￥26,17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07605">
            <text:p>0.03107605</text:p>
          </table:table-cell>
          <table:table-cell table:style-name="ce25" table:formula="of:=[.G3]*[.H$1]" office:value-type="float" office:value="0.0015538025">
            <text:p>0.0016</text:p>
          </table:table-cell>
          <table:table-cell table:style-name="ce28" table:formula="of:=[.H3]*[.D3]" office:value-type="currency" office:currency="JPY" office:value="1308.9154569875">
            <text:p>￥1,308.9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51.4344">
            <text:p>651.4344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57">
            <text:p>￥29.570</text:p>
          </table:table-cell>
          <table:table-cell table:style-name="ce17" table:formula="of:=[.D4]*([.B4]+[.C4])" office:value-type="currency" office:currency="JPY" office:value="24881.215208">
            <text:p>￥24,88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41.4344">
            <text:p>841.4344</text:p>
          </table:table-cell>
          <table:table-cell table:style-name="ce26" table:formula="of:=[.G4]*[.H$1]" office:value-type="float" office:value="42.07172">
            <text:p>42.1</text:p>
          </table:table-cell>
          <table:table-cell table:style-name="ce28" table:formula="of:=[.H4]*[.D4]" office:value-type="currency" office:currency="JPY" office:value="1244.0607604">
            <text:p>￥1,244.1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7.5431">
            <text:p>47.543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75.3">
            <text:p>￥375.300</text:p>
          </table:table-cell>
          <table:table-cell table:style-name="ce17" table:formula="of:=[.D5]*[.G5]" office:value-type="currency" office:currency="JPY" office:value="24598.32543">
            <text:p>￥24,5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5.5431">
            <text:p>65.5431</text:p>
          </table:table-cell>
          <table:table-cell table:style-name="ce24" table:formula="of:=[.G5]*[.H$1]" office:value-type="float" office:value="3.277155">
            <text:p>3</text:p>
          </table:table-cell>
          <table:table-cell table:style-name="ce28" table:formula="of:=[.H5]*[.D5]" office:value-type="currency" office:currency="JPY" office:value="1229.9162715">
            <text:p>￥1,229.9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0733093">
            <text:p>0.30733093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7400">
            <text:p>￥67,400</text:p>
          </table:table-cell>
          <table:table-cell table:style-name="ce17" table:formula="of:=[.D6]*[.G6]" office:value-type="currency" office:currency="JPY" office:value="26753.144682">
            <text:p>￥26,7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693093">
            <text:p>0.39693093</text:p>
          </table:table-cell>
          <table:table-cell table:style-name="ce25" table:formula="of:=[.G6]*[.H$7]" office:value-type="float" office:value="0.0198465465">
            <text:p>0.0198</text:p>
          </table:table-cell>
          <table:table-cell table:style-name="ce28" table:formula="of:=[.H6]*[.D6]" office:value-type="currency" office:currency="JPY" office:value="1337.6572341">
            <text:p>￥1,337.7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5602.7486149375">
            <text:p>￥25,603</text:p>
          </table:table-cell>
          <table:table-cell table:style-name="ce20"/>
          <table:table-cell table:style-name="ce22"/>
          <table:table-cell table:style-name="ce23" office:value-type="percentage" office:value="0.05">
            <text:p>5.0%</text:p>
          </table:table-cell>
          <table:table-cell table:number-columns-repeated="2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745.181837">
            <text:p>￥96,74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2594">
            <text:p>42,59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2594">
            <text:p>￥42,59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2594">
            <text:p>42594</text:p>
          </table:table-cell>
          <table:table-cell table:style-name="ce24"/>
          <table:table-cell table:style-name="ce27" table:formula="of:=SUM([.I3:.I6])" office:value-type="currency" office:currency="JPY" office:value="4837.25909185">
            <text:p>￥4,837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379865">
            <text:p>0.0237986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7560">
            <text:p>￥827,560</text:p>
          </table:table-cell>
          <table:table-cell table:style-name="ce17" table:formula="of:=[.D3]*[.G3]" office:value-type="currency" office:currency="JPY" office:value="25239.462794">
            <text:p>￥25,2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49865">
            <text:p>0.03049865</text:p>
          </table:table-cell>
          <table:table-cell table:style-name="ce25" table:formula="of:=[.G3]*[.H$1]" office:value-type="float" office:value="0.0015249325">
            <text:p>0.0015</text:p>
          </table:table-cell>
          <table:table-cell table:style-name="ce28" table:formula="of:=[.H3]*[.D3]" office:value-type="currency" office:currency="JPY" office:value="1261.9731397">
            <text:p>￥1,262.0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33.6801">
            <text:p>633.680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7">
            <text:p>￥28.270</text:p>
          </table:table-cell>
          <table:table-cell table:style-name="ce17" table:formula="of:=[.D4]*([.B4]+[.C4])" office:value-type="currency" office:currency="JPY" office:value="23081.892427">
            <text:p>￥23,08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16.4801">
            <text:p>816.4801</text:p>
          </table:table-cell>
          <table:table-cell table:style-name="ce26" table:formula="of:=[.G4]*[.H$1]" office:value-type="float" office:value="40.824005">
            <text:p>40.8</text:p>
          </table:table-cell>
          <table:table-cell table:style-name="ce28" table:formula="of:=[.H4]*[.D4]" office:value-type="currency" office:currency="JPY" office:value="1154.09462135">
            <text:p>￥1,154.1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53.1574">
            <text:p>53.15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9">
            <text:p>￥369.000</text:p>
          </table:table-cell>
          <table:table-cell table:style-name="ce17" table:formula="of:=[.D5]*[.G5]" office:value-type="currency" office:currency="JPY" office:value="23305.0806">
            <text:p>￥23,30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3.1574">
            <text:p>63.1574</text:p>
          </table:table-cell>
          <table:table-cell table:style-name="ce24" table:formula="of:=[.G5]*[.H$1]" office:value-type="float" office:value="3.15787">
            <text:p>3</text:p>
          </table:table-cell>
          <table:table-cell table:style-name="ce28" table:formula="of:=[.H5]*[.D5]" office:value-type="currency" office:currency="JPY" office:value="1165.25403">
            <text:p>￥1,165.3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0714264">
            <text:p>0.3071426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4400">
            <text:p>￥64,400</text:p>
          </table:table-cell>
          <table:table-cell table:style-name="ce17" table:formula="of:=[.D6]*[.G6]" office:value-type="currency" office:currency="JPY" office:value="25118.746016">
            <text:p>￥25,11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004264">
            <text:p>0.39004264</text:p>
          </table:table-cell>
          <table:table-cell table:style-name="ce25" table:formula="of:=[.G6]*[.H$7]" office:value-type="float" office:value="0.019502132">
            <text:p>0.0195</text:p>
          </table:table-cell>
          <table:table-cell table:style-name="ce28" table:formula="of:=[.H6]*[.D6]" office:value-type="currency" office:currency="JPY" office:value="1255.9373008">
            <text:p>￥1,255.9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186.29545925">
            <text:p>￥24,186</text:p>
          </table:table-cell>
          <table:table-cell table:style-name="ce20"/>
          <table:table-cell table:style-name="ce22"/>
          <table:table-cell table:style-name="ce23" office:value-type="percentage" office:value="0.05">
            <text:p>5.0%</text:p>
          </table:table-cell>
          <table:table-cell table:number-columns-repeated="2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3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07.1710573">
            <text:p>￥93,4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7641">
            <text:p>37,64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7641">
            <text:p>￥37,6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7641">
            <text:p>37641</text:p>
          </table:table-cell>
          <table:table-cell table:style-name="ce24"/>
          <table:table-cell table:style-name="ce27" table:formula="of:=SUM([.I3:.I6])" office:value-type="currency" office:currency="JPY" office:value="4670.358552865">
            <text:p>￥4,670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347498">
            <text:p>0.0234749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4845">
            <text:p>￥824,845</text:p>
          </table:table-cell>
          <table:table-cell table:style-name="ce17" table:formula="of:=[.D3]*[.G3]" office:value-type="currency" office:currency="JPY" office:value="24889.6813781">
            <text:p>￥24,8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17498">
            <text:p>0.03017498</text:p>
          </table:table-cell>
          <table:table-cell table:style-name="ce25" table:formula="of:=[.G3]*[.H$1]" office:value-type="float" office:value="0.001508749">
            <text:p>0.0015</text:p>
          </table:table-cell>
          <table:table-cell table:style-name="ce28" table:formula="of:=[.H3]*[.D3]" office:value-type="currency" office:currency="JPY" office:value="1244.484068905">
            <text:p>￥1,244.5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17.798">
            <text:p>617.79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75">
            <text:p>￥26.750</text:p>
          </table:table-cell>
          <table:table-cell table:style-name="ce17" table:formula="of:=[.D4]*([.B4]+[.C4])" office:value-type="currency" office:currency="JPY" office:value="21415.9965">
            <text:p>￥21,41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0.598">
            <text:p>800.598</text:p>
          </table:table-cell>
          <table:table-cell table:style-name="ce26" table:formula="of:=[.G4]*[.H$1]" office:value-type="float" office:value="40.0299">
            <text:p>40.0</text:p>
          </table:table-cell>
          <table:table-cell table:style-name="ce28" table:formula="of:=[.H4]*[.D4]" office:value-type="currency" office:currency="JPY" office:value="1070.799825">
            <text:p>￥1,070.8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51.929">
            <text:p>51.9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7.1">
            <text:p>￥367.100</text:p>
          </table:table-cell>
          <table:table-cell table:style-name="ce17" table:formula="of:=[.D5]*[.G5]" office:value-type="currency" office:currency="JPY" office:value="22734.1359">
            <text:p>￥22,7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1.929">
            <text:p>61.929</text:p>
          </table:table-cell>
          <table:table-cell table:style-name="ce24" table:formula="of:=[.G5]*[.H$1]" office:value-type="float" office:value="3.09645">
            <text:p>3</text:p>
          </table:table-cell>
          <table:table-cell table:style-name="ce28" table:formula="of:=[.H5]*[.D5]" office:value-type="currency" office:currency="JPY" office:value="1136.706795">
            <text:p>￥1,136.7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0241558">
            <text:p>0.3024155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240">
            <text:p>￥63,240</text:p>
          </table:table-cell>
          <table:table-cell table:style-name="ce17" table:formula="of:=[.D6]*[.G6]" office:value-type="currency" office:currency="JPY" office:value="24367.3572792">
            <text:p>￥24,3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531558">
            <text:p>0.38531558</text:p>
          </table:table-cell>
          <table:table-cell table:style-name="ce25" table:formula="of:=[.G6]*[.H$7]" office:value-type="float" office:value="0.019265779">
            <text:p>0.0193</text:p>
          </table:table-cell>
          <table:table-cell table:style-name="ce28" table:formula="of:=[.H6]*[.D6]" office:value-type="currency" office:currency="JPY" office:value="1218.36786396">
            <text:p>￥1,218.4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351.792764325">
            <text:p>￥23,352</text:p>
          </table:table-cell>
          <table:table-cell table:style-name="ce20"/>
          <table:table-cell table:style-name="ce22"/>
          <table:table-cell table:style-name="ce23" office:value-type="percentage" office:value="0.05">
            <text:p>5.0%</text:p>
          </table:table-cell>
          <table:table-cell table:number-columns-repeated="2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3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781.3126675">
            <text:p>￥91,78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2811">
            <text:p>32,8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2811">
            <text:p>￥32,8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2811">
            <text:p>32811</text:p>
          </table:table-cell>
          <table:table-cell table:style-name="ce24"/>
          <table:table-cell table:style-name="ce27" table:formula="of:=SUM([.I3:.I6])" office:value-type="currency" office:currency="JPY" office:value="4589.065633375">
            <text:p>￥4,589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317835">
            <text:p>0.023178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0770">
            <text:p>￥820,770</text:p>
          </table:table-cell>
          <table:table-cell table:style-name="ce17" table:formula="of:=[.D3]*[.G3]" office:value-type="currency" office:currency="JPY" office:value="24523.2533295">
            <text:p>￥24,5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87835">
            <text:p>0.02987835</text:p>
          </table:table-cell>
          <table:table-cell table:style-name="ce25" table:formula="of:=[.G3]*[.H$1]" office:value-type="float" office:value="0.0014939175">
            <text:p>0.0015</text:p>
          </table:table-cell>
          <table:table-cell table:style-name="ce28" table:formula="of:=[.H3]*[.D3]" office:value-type="currency" office:currency="JPY" office:value="1226.162666475">
            <text:p>￥1,226.2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00.7808">
            <text:p>600.780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88">
            <text:p>￥26.880</text:p>
          </table:table-cell>
          <table:table-cell table:style-name="ce17" table:formula="of:=[.D4]*([.B4]+[.C4])" office:value-type="currency" office:currency="JPY" office:value="21062.651904">
            <text:p>￥21,06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3.5808">
            <text:p>783.5808</text:p>
          </table:table-cell>
          <table:table-cell table:style-name="ce26" table:formula="of:=[.G4]*[.H$1]" office:value-type="float" office:value="39.17904">
            <text:p>39.2</text:p>
          </table:table-cell>
          <table:table-cell table:style-name="ce28" table:formula="of:=[.H4]*[.D4]" office:value-type="currency" office:currency="JPY" office:value="1053.1325952">
            <text:p>￥1,053.1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50.7664">
            <text:p>50.76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7">
            <text:p>￥370.700</text:p>
          </table:table-cell>
          <table:table-cell table:style-name="ce17" table:formula="of:=[.D5]*[.G5]" office:value-type="currency" office:currency="JPY" office:value="22526.10448">
            <text:p>￥22,52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0.7664">
            <text:p>60.7664</text:p>
          </table:table-cell>
          <table:table-cell table:style-name="ce24" table:formula="of:=[.G5]*[.H$1]" office:value-type="float" office:value="3.03832">
            <text:p>3</text:p>
          </table:table-cell>
          <table:table-cell table:style-name="ce28" table:formula="of:=[.H5]*[.D5]" office:value-type="currency" office:currency="JPY" office:value="1126.305224">
            <text:p>￥1,126.3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9794156">
            <text:p>0.2979415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150">
            <text:p>￥62,150</text:p>
          </table:table-cell>
          <table:table-cell table:style-name="ce17" table:formula="of:=[.D6]*[.G6]" office:value-type="currency" office:currency="JPY" office:value="23669.302954">
            <text:p>￥23,66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084156">
            <text:p>0.38084156</text:p>
          </table:table-cell>
          <table:table-cell table:style-name="ce25" table:formula="of:=[.G6]*[.H$7]" office:value-type="float" office:value="0.019042078">
            <text:p>0.0190</text:p>
          </table:table-cell>
          <table:table-cell table:style-name="ce28" table:formula="of:=[.H6]*[.D6]" office:value-type="currency" office:currency="JPY" office:value="1183.4651477">
            <text:p>￥1,183.5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2945.328166875">
            <text:p>￥22,945</text:p>
          </table:table-cell>
          <table:table-cell table:style-name="ce20"/>
          <table:table-cell table:style-name="ce22"/>
          <table:table-cell table:style-name="ce23" office:value-type="percentage" office:value="0.05">
            <text:p>5.0%</text:p>
          </table:table-cell>
          <table:table-cell table:number-columns-repeated="2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072.09767">
            <text:p>￥94,07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4"/>
          <table:table-cell table:style-name="ce27" table:formula="of:=SUM([.I3:.I6])" office:value-type="currency" office:currency="JPY" office:value="4703.6048835">
            <text:p>￥4,704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429201">
            <text:p>0.0242920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7000">
            <text:p>￥817,000</text:p>
          </table:table-cell>
          <table:table-cell table:style-name="ce17" table:formula="of:=[.D3]*[.G3]" office:value-type="currency" office:currency="JPY" office:value="25320.47217">
            <text:p>￥25,32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99201">
            <text:p>0.03099201</text:p>
          </table:table-cell>
          <table:table-cell table:style-name="ce25" table:formula="of:=[.G3]*[.H$1]" office:value-type="float" office:value="0.0015496005">
            <text:p>0.0015</text:p>
          </table:table-cell>
          <table:table-cell table:style-name="ce28" table:formula="of:=[.H3]*[.D3]" office:value-type="currency" office:currency="JPY" office:value="1266.0236085">
            <text:p>￥1,266.0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1.1631">
            <text:p>621.1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7">
            <text:p>￥27.000</text:p>
          </table:table-cell>
          <table:table-cell table:style-name="ce17" table:formula="of:=[.D4]*([.B4]+[.C4])" office:value-type="currency" office:currency="JPY" office:value="21707.0037">
            <text:p>￥21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3.9631">
            <text:p>803.9631</text:p>
          </table:table-cell>
          <table:table-cell table:style-name="ce26" table:formula="of:=[.G4]*[.H$1]" office:value-type="float" office:value="40.198155">
            <text:p>40.2</text:p>
          </table:table-cell>
          <table:table-cell table:style-name="ce28" table:formula="of:=[.H4]*[.D4]" office:value-type="currency" office:currency="JPY" office:value="1085.350185">
            <text:p>￥1,085.4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52.6445">
            <text:p>52.64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4">
            <text:p>￥374.000</text:p>
          </table:table-cell>
          <table:table-cell table:style-name="ce17" table:formula="of:=[.D5]*[.G5]" office:value-type="currency" office:currency="JPY" office:value="23429.043">
            <text:p>￥23,42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2.6445">
            <text:p>62.6445</text:p>
          </table:table-cell>
          <table:table-cell table:style-name="ce24" table:formula="of:=[.G5]*[.H$1]" office:value-type="float" office:value="3.132225">
            <text:p>3</text:p>
          </table:table-cell>
          <table:table-cell table:style-name="ce28" table:formula="of:=[.H5]*[.D5]" office:value-type="currency" office:currency="JPY" office:value="1171.45215">
            <text:p>￥1,171.5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1069298">
            <text:p>0.3106929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0000">
            <text:p>￥60,000</text:p>
          </table:table-cell>
          <table:table-cell table:style-name="ce17" table:formula="of:=[.D6]*[.G6]" office:value-type="currency" office:currency="JPY" office:value="23615.5788">
            <text:p>￥23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359298">
            <text:p>0.39359298</text:p>
          </table:table-cell>
          <table:table-cell table:style-name="ce25" table:formula="of:=[.G6]*[.H$1]" office:value-type="float" office:value="0.019679649">
            <text:p>0.0197</text:p>
          </table:table-cell>
          <table:table-cell table:style-name="ce28" table:formula="of:=[.H6]*[.D6]" office:value-type="currency" office:currency="JPY" office:value="1180.77894">
            <text:p>￥1,180.8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518.0244175">
            <text:p>￥23,518</text:p>
          </table:table-cell>
          <table:table-cell table:style-name="ce20"/>
          <table:table-cell table:style-name="ce22"/>
          <table:table-cell office:value-type="string">
            <text:p>29日注文通らず</text:p>
          </table:table-cell>
          <table:table-cell table:number-columns-repeated="2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84269.372611">
            <text:p>￥284,26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4"/>
          <table:table-cell table:style-name="ce27" table:formula="of:=SUM([.I3:.I6])" office:value-type="currency" office:currency="JPY" office:value="14213.46863055">
            <text:p>￥14,213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238367">
            <text:p>0.0223836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799500">
            <text:p>￥799,500</text:p>
          </table:table-cell>
          <table:table-cell table:style-name="ce17" table:formula="of:=[.D3]*[.G3]" office:value-type="currency" office:currency="JPY" office:value="23252.394165">
            <text:p>￥23,25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08367">
            <text:p>0.02908367</text:p>
          </table:table-cell>
          <table:table-cell table:style-name="ce25" table:formula="of:=[.G3]*[.H$1]" office:value-type="float" office:value="0.0014541835">
            <text:p>0.0015</text:p>
          </table:table-cell>
          <table:table-cell table:style-name="ce28" table:formula="of:=[.H3]*[.D3]" office:value-type="currency" office:currency="JPY" office:value="1162.61970825">
            <text:p>￥1,162.6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66.4364">
            <text:p>566.436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515">
            <text:p>￥26.515</text:p>
          </table:table-cell>
          <table:table-cell table:style-name="ce17" table:formula="of:=[.D4]*([.B4]+[.C4])" office:value-type="currency" office:currency="JPY" office:value="19866.003146">
            <text:p>￥19,8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49.2364">
            <text:p>749.2364</text:p>
          </table:table-cell>
          <table:table-cell table:style-name="ce26" table:formula="of:=[.G4]*[.H$1]" office:value-type="float" office:value="37.46182">
            <text:p>37.5</text:p>
          </table:table-cell>
          <table:table-cell table:style-name="ce28" table:formula="of:=[.H4]*[.D4]" office:value-type="currency" office:currency="JPY" office:value="993.3001573">
            <text:p>￥993.3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9.5348">
            <text:p>49.534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22527.96832">
            <text:p>￥22,52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9.5348">
            <text:p>59.5348</text:p>
          </table:table-cell>
          <table:table-cell table:style-name="ce24" table:formula="of:=[.G5]*[.H$1]" office:value-type="float" office:value="2.97674">
            <text:p>3</text:p>
          </table:table-cell>
          <table:table-cell table:style-name="ce28" table:formula="of:=[.H5]*[.D5]" office:value-type="currency" office:currency="JPY" office:value="1126.398416">
            <text:p>￥1,126.4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862709">
            <text:p>0.2862709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592200">
            <text:p>￥592,200</text:p>
          </table:table-cell>
          <table:table-cell table:style-name="ce17" table:formula="of:=[.D6]*[.G6]" office:value-type="currency" office:currency="JPY" office:value="218623.00698">
            <text:p>￥218,62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1709">
            <text:p>0.3691709</text:p>
          </table:table-cell>
          <table:table-cell table:style-name="ce25" table:formula="of:=[.G6]*[.H$1]" office:value-type="float" office:value="0.018458545">
            <text:p>0.0185</text:p>
          </table:table-cell>
          <table:table-cell table:style-name="ce28" table:formula="of:=[.H6]*[.D6]" office:value-type="currency" office:currency="JPY" office:value="10931.150349">
            <text:p>￥10,931.2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71067.34315275">
            <text:p>￥71,067</text:p>
          </table:table-cell>
          <table:table-cell table:style-name="ce20"/>
          <table:table-cell table:style-name="ce22"/>
          <table:table-cell table:number-columns-repeated="3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236.0527792">
            <text:p>￥88,23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8827">
            <text:p>18,8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8827">
            <text:p>￥18,8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8827">
            <text:p>18827</text:p>
          </table:table-cell>
          <table:table-cell table:style-name="ce24"/>
          <table:table-cell table:style-name="ce27" table:formula="of:=SUM([.I3:.I6])" office:value-type="currency" office:currency="JPY" office:value="4411.80263896">
            <text:p>￥4,412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19634">
            <text:p>0.021963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05405">
            <text:p>￥805,405</text:p>
          </table:table-cell>
          <table:table-cell table:style-name="ce17" table:formula="of:=[.D3]*[.G3]" office:value-type="currency" office:currency="JPY" office:value="23085.645677">
            <text:p>￥23,08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6634">
            <text:p>0.0286634</text:p>
          </table:table-cell>
          <table:table-cell table:style-name="ce25" table:formula="of:=[.G3]*[.H$1]" office:value-type="float" office:value="0.00143317">
            <text:p>0.0014</text:p>
          </table:table-cell>
          <table:table-cell table:style-name="ce28" table:formula="of:=[.H3]*[.D3]" office:value-type="currency" office:currency="JPY" office:value="1154.28228385">
            <text:p>￥1,154.3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51.6383">
            <text:p>551.638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51">
            <text:p>￥28.251</text:p>
          </table:table-cell>
          <table:table-cell table:style-name="ce17" table:formula="of:=[.D4]*([.B4]+[.C4])" office:value-type="currency" office:currency="JPY" office:value="20748.6164133">
            <text:p>￥20,7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34.4383">
            <text:p>734.4383</text:p>
          </table:table-cell>
          <table:table-cell table:style-name="ce26" table:formula="of:=[.G4]*[.H$1]" office:value-type="float" office:value="36.721915">
            <text:p>36.7</text:p>
          </table:table-cell>
          <table:table-cell table:style-name="ce28" table:formula="of:=[.H4]*[.D4]" office:value-type="currency" office:currency="JPY" office:value="1037.430820665">
            <text:p>￥1,037.4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7.3906">
            <text:p>47.39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1">
            <text:p>￥370.100</text:p>
          </table:table-cell>
          <table:table-cell table:style-name="ce17" table:formula="of:=[.D5]*[.G5]" office:value-type="currency" office:currency="JPY" office:value="21240.26106">
            <text:p>￥21,2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3906">
            <text:p>57.3906</text:p>
          </table:table-cell>
          <table:table-cell table:style-name="ce24" table:formula="of:=[.G5]*[.H$1]" office:value-type="float" office:value="2.86953">
            <text:p>3</text:p>
          </table:table-cell>
          <table:table-cell table:style-name="ce28" table:formula="of:=[.H5]*[.D5]" office:value-type="currency" office:currency="JPY" office:value="1062.013053">
            <text:p>￥1,062.0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8181978">
            <text:p>0.281819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505">
            <text:p>￥63,505</text:p>
          </table:table-cell>
          <table:table-cell table:style-name="ce17" table:formula="of:=[.D6]*[.G6]" office:value-type="currency" office:currency="JPY" office:value="23161.5296289">
            <text:p>￥23,1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471978">
            <text:p>0.36471978</text:p>
          </table:table-cell>
          <table:table-cell table:style-name="ce25" table:formula="of:=[.G6]*[.H$1]" office:value-type="float" office:value="0.018235989">
            <text:p>0.0182</text:p>
          </table:table-cell>
          <table:table-cell table:style-name="ce28" table:formula="of:=[.H6]*[.D6]" office:value-type="currency" office:currency="JPY" office:value="1158.076481445">
            <text:p>￥1,158.1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2059.0131948">
            <text:p>￥22,059</text:p>
          </table:table-cell>
          <table:table-cell table:style-name="ce20"/>
          <table:table-cell table:style-name="ce22"/>
          <table:table-cell table:number-columns-repeated="3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993.6473562">
            <text:p>￥90,99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3834">
            <text:p>13,8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834">
            <text:p>￥13,8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834">
            <text:p>13834</text:p>
          </table:table-cell>
          <table:table-cell table:style-name="ce24"/>
          <table:table-cell table:style-name="ce27" table:formula="of:=SUM([.I3:.I6])" office:value-type="currency" office:currency="JPY" office:value="4549.68236781">
            <text:p>￥4,550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307807">
            <text:p>0.0230780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30025">
            <text:p>￥830,025</text:p>
          </table:table-cell>
          <table:table-cell table:style-name="ce17" table:formula="of:=[.D3]*[.G3]" office:value-type="currency" office:currency="JPY" office:value="24716.54255175">
            <text:p>￥24,71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77807">
            <text:p>0.02977807</text:p>
          </table:table-cell>
          <table:table-cell table:style-name="ce25" table:formula="of:=[.G3]*[.H$1]" office:value-type="float" office:value="0.0014889035">
            <text:p>0.0015</text:p>
          </table:table-cell>
          <table:table-cell table:style-name="ce28" table:formula="of:=[.H3]*[.D3]" office:value-type="currency" office:currency="JPY" office:value="1235.8271275875">
            <text:p>￥1,235.8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37.0529">
            <text:p>537.052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9.222">
            <text:p>￥29.222</text:p>
          </table:table-cell>
          <table:table-cell table:style-name="ce17" table:formula="of:=[.D4]*([.B4]+[.C4])" office:value-type="currency" office:currency="JPY" office:value="21035.5414438">
            <text:p>￥21,03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19.8529">
            <text:p>719.8529</text:p>
          </table:table-cell>
          <table:table-cell table:style-name="ce26" table:formula="of:=[.G4]*[.H$1]" office:value-type="float" office:value="35.992645">
            <text:p>36.0</text:p>
          </table:table-cell>
          <table:table-cell table:style-name="ce28" table:formula="of:=[.H4]*[.D4]" office:value-type="currency" office:currency="JPY" office:value="1051.77707219">
            <text:p>￥1,051.8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7.2155">
            <text:p>47.215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5.4">
            <text:p>￥375.400</text:p>
          </table:table-cell>
          <table:table-cell table:style-name="ce17" table:formula="of:=[.D5]*[.G5]" office:value-type="currency" office:currency="JPY" office:value="21478.6987">
            <text:p>￥21,47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2155">
            <text:p>57.2155</text:p>
          </table:table-cell>
          <table:table-cell table:style-name="ce24" table:formula="of:=[.G5]*[.H$1]" office:value-type="float" office:value="2.860775">
            <text:p>3</text:p>
          </table:table-cell>
          <table:table-cell table:style-name="ce28" table:formula="of:=[.H5]*[.D5]" office:value-type="currency" office:currency="JPY" office:value="1073.934935">
            <text:p>￥1,073.9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7711613">
            <text:p>0.2771161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6005">
            <text:p>￥66,005</text:p>
          </table:table-cell>
          <table:table-cell table:style-name="ce17" table:formula="of:=[.D6]*[.G6]" office:value-type="currency" office:currency="JPY" office:value="23762.86466065">
            <text:p>￥23,76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01613">
            <text:p>0.36001613</text:p>
          </table:table-cell>
          <table:table-cell table:style-name="ce25" table:formula="of:=[.G6]*[.H$1]" office:value-type="float" office:value="0.0180008065">
            <text:p>0.0180</text:p>
          </table:table-cell>
          <table:table-cell table:style-name="ce28" table:formula="of:=[.H6]*[.D6]" office:value-type="currency" office:currency="JPY" office:value="1188.1432330325">
            <text:p>￥1,188.1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2748.41183905">
            <text:p>￥22,748</text:p>
          </table:table-cell>
          <table:table-cell table:style-name="ce20"/>
          <table:table-cell table:style-name="ce22"/>
          <table:table-cell table:number-columns-repeated="3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6832.749015">
            <text:p>￥86,8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101">
            <text:p>9,1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01">
            <text:p>￥9,1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01">
            <text:p>9101</text:p>
          </table:table-cell>
          <table:table-cell table:style-name="ce24"/>
          <table:table-cell table:style-name="ce27" table:formula="of:=SUM([.I3:.I6])" office:value-type="currency" office:currency="JPY" office:value="4341.63745075">
            <text:p>￥4,342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12195">
            <text:p>0.021219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3300">
            <text:p>￥813,300</text:p>
          </table:table-cell>
          <table:table-cell table:style-name="ce17" table:formula="of:=[.D3]*[.G3]" office:value-type="currency" office:currency="JPY" office:value="22706.92935">
            <text:p>￥22,7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195">
            <text:p>0.0279195</text:p>
          </table:table-cell>
          <table:table-cell table:style-name="ce25" table:formula="of:=[.G3]*[.H$1]" office:value-type="float" office:value="0.001395975">
            <text:p>0.0014</text:p>
          </table:table-cell>
          <table:table-cell table:style-name="ce28" table:formula="of:=[.H3]*[.D3]" office:value-type="currency" office:currency="JPY" office:value="1135.3464675">
            <text:p>￥1,135.3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23.1941">
            <text:p>523.194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899">
            <text:p>￥28.899</text:p>
          </table:table-cell>
          <table:table-cell table:style-name="ce17" table:formula="of:=[.D4]*([.B4]+[.C4])" office:value-type="currency" office:currency="JPY" office:value="20402.5234959">
            <text:p>￥20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941">
            <text:p>705.9941</text:p>
          </table:table-cell>
          <table:table-cell table:style-name="ce26" table:formula="of:=[.G4]*[.H$1]" office:value-type="float" office:value="35.299705">
            <text:p>35.3</text:p>
          </table:table-cell>
          <table:table-cell table:style-name="ce28" table:formula="of:=[.H4]*[.D4]" office:value-type="currency" office:currency="JPY" office:value="1020.126174795">
            <text:p>￥1,020.1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6.1157">
            <text:p>46.115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6.6">
            <text:p>￥366.600</text:p>
          </table:table-cell>
          <table:table-cell table:style-name="ce17" table:formula="of:=[.D5]*[.G5]" office:value-type="currency" office:currency="JPY" office:value="20572.01562">
            <text:p>￥20,5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6.1157">
            <text:p>56.1157</text:p>
          </table:table-cell>
          <table:table-cell table:style-name="ce24" table:formula="of:=[.G5]*[.H$1]" office:value-type="float" office:value="2.805785">
            <text:p>3</text:p>
          </table:table-cell>
          <table:table-cell table:style-name="ce28" table:formula="of:=[.H5]*[.D5]" office:value-type="currency" office:currency="JPY" office:value="1028.600781">
            <text:p>￥1,028.6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7267181">
            <text:p>0.2726718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5110">
            <text:p>￥65,110</text:p>
          </table:table-cell>
          <table:table-cell table:style-name="ce17" table:formula="of:=[.D6]*[.G6]" office:value-type="currency" office:currency="JPY" office:value="23151.2805491">
            <text:p>￥23,15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557181">
            <text:p>0.35557181</text:p>
          </table:table-cell>
          <table:table-cell table:style-name="ce25" table:formula="of:=[.G6]*[.H$1]" office:value-type="float" office:value="0.0177785905">
            <text:p>0.0178</text:p>
          </table:table-cell>
          <table:table-cell table:style-name="ce28" table:formula="of:=[.H6]*[.D6]" office:value-type="currency" office:currency="JPY" office:value="1157.564027455">
            <text:p>￥1,157.6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1708.18725375">
            <text:p>￥21,708</text:p>
          </table:table-cell>
          <table:table-cell table:style-name="ce20"/>
          <table:table-cell table:style-name="ce22"/>
          <table:table-cell table:number-columns-repeated="3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4396.3492392">
            <text:p>￥84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510">
            <text:p>4,5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510">
            <text:p>￥4,5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510">
            <text:p>4510</text:p>
          </table:table-cell>
          <table:table-cell table:style-name="ce24"/>
          <table:table-cell table:style-name="ce27" table:formula="of:=SUM([.I3:.I6])" office:value-type="currency" office:currency="JPY" office:value="4219.81746196">
            <text:p>￥4,220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87358">
            <text:p>0.020873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5040">
            <text:p>￥815,040</text:p>
          </table:table-cell>
          <table:table-cell table:style-name="ce17" table:formula="of:=[.D3]*[.G3]" office:value-type="currency" office:currency="JPY" office:value="22473.5706432">
            <text:p>￥22,47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57358">
            <text:p>0.02757358</text:p>
          </table:table-cell>
          <table:table-cell table:style-name="ce25" table:formula="of:=[.G3]*[.H$1]" office:value-type="float" office:value="0.001378679">
            <text:p>0.0014</text:p>
          </table:table-cell>
          <table:table-cell table:style-name="ce28" table:formula="of:=[.H3]*[.D3]" office:value-type="currency" office:currency="JPY" office:value="1123.67853216">
            <text:p>￥1,123.7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07.7549">
            <text:p>507.754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4">
            <text:p>￥28.400</text:p>
          </table:table-cell>
          <table:table-cell table:style-name="ce17" table:formula="of:=[.D4]*([.B4]+[.C4])" office:value-type="currency" office:currency="JPY" office:value="19611.75916">
            <text:p>￥19,61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0.5549">
            <text:p>690.5549</text:p>
          </table:table-cell>
          <table:table-cell table:style-name="ce26" table:formula="of:=[.G4]*[.H$1]" office:value-type="float" office:value="34.527745">
            <text:p>34.5</text:p>
          </table:table-cell>
          <table:table-cell table:style-name="ce28" table:formula="of:=[.H4]*[.D4]" office:value-type="currency" office:currency="JPY" office:value="980.587958">
            <text:p>￥980.6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4.9674">
            <text:p>44.96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8.4">
            <text:p>￥368.400</text:p>
          </table:table-cell>
          <table:table-cell table:style-name="ce17" table:formula="of:=[.D5]*[.G5]" office:value-type="currency" office:currency="JPY" office:value="20249.99016">
            <text:p>￥20,2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9674">
            <text:p>54.9674</text:p>
          </table:table-cell>
          <table:table-cell table:style-name="ce24" table:formula="of:=[.G5]*[.H$1]" office:value-type="float" office:value="2.74837">
            <text:p>3</text:p>
          </table:table-cell>
          <table:table-cell table:style-name="ce28" table:formula="of:=[.H5]*[.D5]" office:value-type="currency" office:currency="JPY" office:value="1012.499508">
            <text:p>￥1,012.5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77203">
            <text:p>0.267720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920">
            <text:p>￥62,920</text:p>
          </table:table-cell>
          <table:table-cell table:style-name="ce17" table:formula="of:=[.D6]*[.G6]" office:value-type="currency" office:currency="JPY" office:value="22061.029276">
            <text:p>￥22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6203">
            <text:p>0.3506203</text:p>
          </table:table-cell>
          <table:table-cell table:style-name="ce25" table:formula="of:=[.G6]*[.H$1]" office:value-type="float" office:value="0.017531015">
            <text:p>0.0175</text:p>
          </table:table-cell>
          <table:table-cell table:style-name="ce28" table:formula="of:=[.H6]*[.D6]" office:value-type="currency" office:currency="JPY" office:value="1103.0514638">
            <text:p>￥1,103.1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1099.0873098">
            <text:p>￥21,099</text:p>
          </table:table-cell>
          <table:table-cell table:style-name="ce20"/>
          <table:table-cell table:style-name="ce22"/>
          <table:table-cell table:number-columns-repeated="3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578.69755">
            <text:p>￥88,57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76797">
            <text:p>176,79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6797">
            <text:p>￥176,7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6797">
            <text:p>176797</text:p>
          </table:table-cell>
          <table:table-cell table:style-name="ce24"/>
          <table:table-cell table:style-name="ce27" table:formula="of:=SUM([.I3:.I6])" office:value-type="currency" office:currency="JPY" office:value="4428.9348775">
            <text:p>￥4,429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63141">
            <text:p>0.020631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73000">
            <text:p>￥873,000</text:p>
          </table:table-cell>
          <table:table-cell table:style-name="ce17" table:formula="of:=[.D3]*[.G3]" office:value-type="currency" office:currency="JPY" office:value="23860.32093">
            <text:p>￥23,86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33141">
            <text:p>0.02733141</text:p>
          </table:table-cell>
          <table:table-cell table:style-name="ce25" table:formula="of:=[.G3]*[.H$1]" office:value-type="float" office:value="0.0013665705">
            <text:p>0.0014</text:p>
          </table:table-cell>
          <table:table-cell table:style-name="ce28" table:formula="of:=[.H3]*[.D3]" office:value-type="currency" office:currency="JPY" office:value="1193.0160465">
            <text:p>￥1,193.0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95.2751">
            <text:p>495.275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0.1">
            <text:p>￥30.100</text:p>
          </table:table-cell>
          <table:table-cell table:style-name="ce17" table:formula="of:=[.D4]*([.B4]+[.C4])" office:value-type="currency" office:currency="JPY" office:value="20410.06051">
            <text:p>￥20,41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8.0751">
            <text:p>678.0751</text:p>
          </table:table-cell>
          <table:table-cell table:style-name="ce26" table:formula="of:=[.G4]*[.H$1]" office:value-type="float" office:value="33.903755">
            <text:p>33.9</text:p>
          </table:table-cell>
          <table:table-cell table:style-name="ce28" table:formula="of:=[.H4]*[.D4]" office:value-type="currency" office:currency="JPY" office:value="1020.5030255">
            <text:p>￥1,020.5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3.8804">
            <text:p>43.880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2.1">
            <text:p>￥372.100</text:p>
          </table:table-cell>
          <table:table-cell table:style-name="ce17" table:formula="of:=[.D5]*[.G5]" office:value-type="currency" office:currency="JPY" office:value="20048.89684">
            <text:p>￥20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804">
            <text:p>53.8804</text:p>
          </table:table-cell>
          <table:table-cell table:style-name="ce24" table:formula="of:=[.G5]*[.H$1]" office:value-type="float" office:value="2.69402">
            <text:p>3</text:p>
          </table:table-cell>
          <table:table-cell table:style-name="ce28" table:formula="of:=[.H5]*[.D5]" office:value-type="currency" office:currency="JPY" office:value="1002.444842">
            <text:p>￥1,002.4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465615">
            <text:p>0.2646561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9800">
            <text:p>￥69,800</text:p>
          </table:table-cell>
          <table:table-cell table:style-name="ce17" table:formula="of:=[.D6]*[.G6]" office:value-type="currency" office:currency="JPY" office:value="24259.41927">
            <text:p>￥24,2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55615">
            <text:p>0.34755615</text:p>
          </table:table-cell>
          <table:table-cell table:style-name="ce25" table:formula="of:=[.G6]*[.H$1]" office:value-type="float" office:value="0.0173778075">
            <text:p>0.0174</text:p>
          </table:table-cell>
          <table:table-cell table:style-name="ce28" table:formula="of:=[.H6]*[.D6]" office:value-type="currency" office:currency="JPY" office:value="1212.9709635">
            <text:p>￥1,213.0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2144.6743875">
            <text:p>￥22,145</text:p>
          </table:table-cell>
          <table:table-cell table:style-name="ce20"/>
          <table:table-cell table:style-name="ce22"/>
          <table:table-cell table:number-columns-repeated="3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474.827156">
            <text:p>￥97,4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72114">
            <text:p>172,11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2114">
            <text:p>￥172,11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2114">
            <text:p>172114</text:p>
          </table:table-cell>
          <table:table-cell table:style-name="ce24"/>
          <table:table-cell table:style-name="ce27" table:formula="of:=SUM([.I3:.I6])" office:value-type="currency" office:currency="JPY" office:value="4873.7413578">
            <text:p>￥4,874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36441">
            <text:p>0.020364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736.87074">
            <text:p>￥24,73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6441">
            <text:p>0.02706441</text:p>
          </table:table-cell>
          <table:table-cell table:style-name="ce25" table:formula="of:=[.G3]*[.H$1]" office:value-type="float" office:value="0.0013532205">
            <text:p>0.0014</text:p>
          </table:table-cell>
          <table:table-cell table:style-name="ce28" table:formula="of:=[.H3]*[.D3]" office:value-type="currency" office:currency="JPY" office:value="1236.843537">
            <text:p>￥1,236.8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86.0291">
            <text:p>586.029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58">
            <text:p>￥33.580</text:p>
          </table:table-cell>
          <table:table-cell table:style-name="ce17" table:formula="of:=[.D4]*([.B4]+[.C4])" office:value-type="currency" office:currency="JPY" office:value="25817.281178">
            <text:p>￥25,8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8.8291">
            <text:p>768.8291</text:p>
          </table:table-cell>
          <table:table-cell table:style-name="ce26" table:formula="of:=[.G4]*[.H$1]" office:value-type="float" office:value="38.441455">
            <text:p>38.4</text:p>
          </table:table-cell>
          <table:table-cell table:style-name="ce28" table:formula="of:=[.H4]*[.D4]" office:value-type="currency" office:currency="JPY" office:value="1290.8640589">
            <text:p>￥1,290.9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9727">
            <text:p>42.97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87.5">
            <text:p>￥387.500</text:p>
          </table:table-cell>
          <table:table-cell table:style-name="ce17" table:formula="of:=[.D5]*[.G5]" office:value-type="currency" office:currency="JPY" office:value="20526.92125">
            <text:p>￥20,52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27">
            <text:p>52.9727</text:p>
          </table:table-cell>
          <table:table-cell table:style-name="ce24" table:formula="of:=[.G5]*[.H$1]" office:value-type="float" office:value="2.648635">
            <text:p>3</text:p>
          </table:table-cell>
          <table:table-cell table:style-name="ce28" table:formula="of:=[.H5]*[.D5]" office:value-type="currency" office:currency="JPY" office:value="1026.3460625">
            <text:p>￥1,026.3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302076">
            <text:p>0.2630207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300">
            <text:p>￥76,300</text:p>
          </table:table-cell>
          <table:table-cell table:style-name="ce17" table:formula="of:=[.D6]*[.G6]" office:value-type="currency" office:currency="JPY" office:value="26393.753988">
            <text:p>￥26,39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92076">
            <text:p>0.34592076</text:p>
          </table:table-cell>
          <table:table-cell table:style-name="ce25" table:formula="of:=[.G6]*[.H$1]" office:value-type="float" office:value="0.017296038">
            <text:p>0.0173</text:p>
          </table:table-cell>
          <table:table-cell table:style-name="ce28" table:formula="of:=[.H6]*[.D6]" office:value-type="currency" office:currency="JPY" office:value="1319.6876994">
            <text:p>￥1,319.7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368.706789">
            <text:p>￥24,369</text:p>
          </table:table-cell>
          <table:table-cell table:style-name="ce20"/>
          <table:table-cell table:style-name="ce22"/>
          <table:table-cell table:number-columns-repeated="3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905.37555645">
            <text:p>￥96,90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67120">
            <text:p>167,12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7120">
            <text:p>￥167,12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20">
            <text:p>167120</text:p>
          </table:table-cell>
          <table:table-cell table:style-name="ce24"/>
          <table:table-cell table:style-name="ce27" table:formula="of:=SUM([.I3:.I6])" office:value-type="currency" office:currency="JPY" office:value="4845.2687778225">
            <text:p>￥4,845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11991">
            <text:p>0.0201199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45345">
            <text:p>￥945,345</text:p>
          </table:table-cell>
          <table:table-cell table:style-name="ce17" table:formula="of:=[.D3]*[.G3]" office:value-type="currency" office:currency="JPY" office:value="25354.06781895">
            <text:p>￥25,35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81991">
            <text:p>0.02681991</text:p>
          </table:table-cell>
          <table:table-cell table:style-name="ce25" table:formula="of:=[.G3]*[.H$1]" office:value-type="float" office:value="0.0013409955">
            <text:p>0.0013</text:p>
          </table:table-cell>
          <table:table-cell table:style-name="ce28" table:formula="of:=[.H3]*[.D3]" office:value-type="currency" office:currency="JPY" office:value="1267.7033909475">
            <text:p>￥1,267.7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77.7295">
            <text:p>477.72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249">
            <text:p>￥35.249</text:p>
          </table:table-cell>
          <table:table-cell table:style-name="ce17" table:formula="of:=[.D4]*([.B4]+[.C4])" office:value-type="currency" office:currency="JPY" office:value="23283.0043455">
            <text:p>￥23,2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0.5295">
            <text:p>660.5295</text:p>
          </table:table-cell>
          <table:table-cell table:style-name="ce26" table:formula="of:=[.G4]*[.H$1]" office:value-type="float" office:value="33.026475">
            <text:p>33.0</text:p>
          </table:table-cell>
          <table:table-cell table:style-name="ce28" table:formula="of:=[.H4]*[.D4]" office:value-type="currency" office:currency="JPY" office:value="1164.150217275">
            <text:p>￥1,164.2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1699">
            <text:p>42.169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2">
            <text:p>￥402.000</text:p>
          </table:table-cell>
          <table:table-cell table:style-name="ce17" table:formula="of:=[.D5]*[.G5]" office:value-type="currency" office:currency="JPY" office:value="20972.2998">
            <text:p>￥20,9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699">
            <text:p>52.1699</text:p>
          </table:table-cell>
          <table:table-cell table:style-name="ce24" table:formula="of:=[.G5]*[.H$1]" office:value-type="float" office:value="2.608495">
            <text:p>3</text:p>
          </table:table-cell>
          <table:table-cell table:style-name="ce28" table:formula="of:=[.H5]*[.D5]" office:value-type="currency" office:currency="JPY" office:value="1048.61499">
            <text:p>￥1,048.6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174651">
            <text:p>0.2617465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9200">
            <text:p>￥79,200</text:p>
          </table:table-cell>
          <table:table-cell table:style-name="ce17" table:formula="of:=[.D6]*[.G6]" office:value-type="currency" office:currency="JPY" office:value="27296.003592">
            <text:p>￥27,29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64651">
            <text:p>0.34464651</text:p>
          </table:table-cell>
          <table:table-cell table:style-name="ce25" table:formula="of:=[.G6]*[.H$1]" office:value-type="float" office:value="0.0172323255">
            <text:p>0.0172</text:p>
          </table:table-cell>
          <table:table-cell table:style-name="ce28" table:formula="of:=[.H6]*[.D6]" office:value-type="currency" office:currency="JPY" office:value="1364.8001796">
            <text:p>￥1,364.8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226.3438891125">
            <text:p>￥24,226</text:p>
          </table:table-cell>
          <table:table-cell table:style-name="ce20"/>
          <table:table-cell table:style-name="ce22"/>
          <table:table-cell table:number-columns-repeated="3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099.37161025">
            <text:p>￥97,09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61936">
            <text:p>161,9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1936">
            <text:p>￥161,9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936">
            <text:p>161936</text:p>
          </table:table-cell>
          <table:table-cell table:style-name="ce24"/>
          <table:table-cell table:style-name="ce27" table:formula="of:=SUM([.I3:.I6])" office:value-type="currency" office:currency="JPY" office:value="4854.9685805125">
            <text:p>￥4,855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122094">
            <text:p>0.0212209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3960">
            <text:p>￥923,960</text:p>
          </table:table-cell>
          <table:table-cell table:style-name="ce17" table:formula="of:=[.D3]*[.G3]" office:value-type="currency" office:currency="JPY" office:value="25797.8317224">
            <text:p>￥25,79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2094">
            <text:p>0.02792094</text:p>
          </table:table-cell>
          <table:table-cell table:style-name="ce25" table:formula="of:=[.G3]*[.H$1]" office:value-type="float" office:value="0.001396047">
            <text:p>0.0014</text:p>
          </table:table-cell>
          <table:table-cell table:style-name="ce28" table:formula="of:=[.H3]*[.D3]" office:value-type="currency" office:currency="JPY" office:value="1289.89158612">
            <text:p>￥1,289.9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01.2533">
            <text:p>501.253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869">
            <text:p>￥34.869</text:p>
          </table:table-cell>
          <table:table-cell table:style-name="ce17" table:formula="of:=[.D4]*([.B4]+[.C4])" office:value-type="currency" office:currency="JPY" office:value="23852.2545177">
            <text:p>￥23,85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4.0533">
            <text:p>684.0533</text:p>
          </table:table-cell>
          <table:table-cell table:style-name="ce26" table:formula="of:=[.G4]*[.H$1]" office:value-type="float" office:value="34.202665">
            <text:p>34.2</text:p>
          </table:table-cell>
          <table:table-cell table:style-name="ce28" table:formula="of:=[.H4]*[.D4]" office:value-type="currency" office:currency="JPY" office:value="1192.612725885">
            <text:p>￥1,192.6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3065">
            <text:p>41.306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0">
            <text:p>￥400.000</text:p>
          </table:table-cell>
          <table:table-cell table:style-name="ce17" table:formula="of:=[.D5]*[.G5]" office:value-type="currency" office:currency="JPY" office:value="20522.6">
            <text:p>￥20,5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065">
            <text:p>51.3065</text:p>
          </table:table-cell>
          <table:table-cell table:style-name="ce24" table:formula="of:=[.G5]*[.H$1]" office:value-type="float" office:value="2.565325">
            <text:p>3</text:p>
          </table:table-cell>
          <table:table-cell table:style-name="ce28" table:formula="of:=[.H5]*[.D5]" office:value-type="currency" office:currency="JPY" office:value="1026.13">
            <text:p>￥1,026.1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5983131">
            <text:p>0.2598313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565">
            <text:p>￥78,565</text:p>
          </table:table-cell>
          <table:table-cell table:style-name="ce17" table:formula="of:=[.D6]*[.G6]" office:value-type="currency" office:currency="JPY" office:value="26926.68537015">
            <text:p>￥26,9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273131">
            <text:p>0.34273131</text:p>
          </table:table-cell>
          <table:table-cell table:style-name="ce25" table:formula="of:=[.G6]*[.H$1]" office:value-type="float" office:value="0.0171365655">
            <text:p>0.0171</text:p>
          </table:table-cell>
          <table:table-cell table:style-name="ce28" table:formula="of:=[.H6]*[.D6]" office:value-type="currency" office:currency="JPY" office:value="1346.3342685075">
            <text:p>￥1,346.3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274.8429025625">
            <text:p>￥24,275</text:p>
          </table:table-cell>
          <table:table-cell table:style-name="ce20"/>
          <table:table-cell table:style-name="ce22"/>
          <table:table-cell table:number-columns-repeated="3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815.112718">
            <text:p>￥93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56854">
            <text:p>156,8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6854">
            <text:p>￥156,8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6854">
            <text:p>156854</text:p>
          </table:table-cell>
          <table:table-cell table:style-name="ce24"/>
          <table:table-cell table:style-name="ce27" table:formula="of:=SUM([.I3:.I6])" office:value-type="currency" office:currency="JPY" office:value="4690.7556359">
            <text:p>￥4,691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52559">
            <text:p>0.0195255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2000">
            <text:p>￥922,000</text:p>
          </table:table-cell>
          <table:table-cell table:style-name="ce17" table:formula="of:=[.D3]*[.G3]" office:value-type="currency" office:currency="JPY" office:value="24179.99398">
            <text:p>￥24,1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2559">
            <text:p>0.02622559</text:p>
          </table:table-cell>
          <table:table-cell table:style-name="ce25" table:formula="of:=[.G3]*[.H$1]" office:value-type="float" office:value="0.0013112795">
            <text:p>0.0013</text:p>
          </table:table-cell>
          <table:table-cell table:style-name="ce28" table:formula="of:=[.H3]*[.D3]" office:value-type="currency" office:currency="JPY" office:value="1208.999699">
            <text:p>￥1,209.0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56.5623">
            <text:p>456.56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6">
            <text:p>￥34.600</text:p>
          </table:table-cell>
          <table:table-cell table:style-name="ce17" table:formula="of:=[.D4]*([.B4]+[.C4])" office:value-type="currency" office:currency="JPY" office:value="22121.93558">
            <text:p>￥22,1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623">
            <text:p>639.3623</text:p>
          </table:table-cell>
          <table:table-cell table:style-name="ce26" table:formula="of:=[.G4]*[.H$1]" office:value-type="float" office:value="31.968115">
            <text:p>32.0</text:p>
          </table:table-cell>
          <table:table-cell table:style-name="ce28" table:formula="of:=[.H4]*[.D4]" office:value-type="currency" office:currency="JPY" office:value="1106.096779">
            <text:p>￥1,106.1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5645">
            <text:p>40.56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.5">
            <text:p>￥411.500</text:p>
          </table:table-cell>
          <table:table-cell table:style-name="ce17" table:formula="of:=[.D5]*[.G5]" office:value-type="currency" office:currency="JPY" office:value="20807.29175">
            <text:p>￥20,8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645">
            <text:p>50.5645</text:p>
          </table:table-cell>
          <table:table-cell table:style-name="ce24" table:formula="of:=[.G5]*[.H$1]" office:value-type="float" office:value="2.528225">
            <text:p>3</text:p>
          </table:table-cell>
          <table:table-cell table:style-name="ce28" table:formula="of:=[.H5]*[.D5]" office:value-type="currency" office:currency="JPY" office:value="1040.3645875">
            <text:p>￥1,040.4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5773637">
            <text:p>0.2577363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6705.891408">
            <text:p>￥26,70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063637">
            <text:p>0.34063637</text:p>
          </table:table-cell>
          <table:table-cell table:style-name="ce25" table:formula="of:=[.G6]*[.H$1]" office:value-type="float" office:value="0.0170318185">
            <text:p>0.0170</text:p>
          </table:table-cell>
          <table:table-cell table:style-name="ce28" table:formula="of:=[.H6]*[.D6]" office:value-type="currency" office:currency="JPY" office:value="1335.2945704">
            <text:p>￥1,335.3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453.7781795">
            <text:p>￥23,454</text:p>
          </table:table-cell>
          <table:table-cell table:style-name="ce20"/>
          <table:table-cell table:style-name="ce22"/>
          <table:table-cell table:number-columns-repeated="3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057.15172295">
            <text:p>￥105,0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51771">
            <text:p>151,7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1771">
            <text:p>￥151,7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1771">
            <text:p>151771</text:p>
          </table:table-cell>
          <table:table-cell table:style-name="ce24"/>
          <table:table-cell table:style-name="ce27" table:formula="of:=SUM([.I3:.I6])" office:value-type="currency" office:currency="JPY" office:value="5252.8575861475">
            <text:p>￥5,253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188515">
            <text:p>0.0218851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03375">
            <text:p>￥903,375</text:p>
          </table:table-cell>
          <table:table-cell table:style-name="ce17" table:formula="of:=[.D3]*[.G3]" office:value-type="currency" office:currency="JPY" office:value="25823.10988125">
            <text:p>￥25,8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58515">
            <text:p>0.02858515</text:p>
          </table:table-cell>
          <table:table-cell table:style-name="ce25" table:formula="of:=[.G3]*[.H$1]" office:value-type="float" office:value="0.0014292575">
            <text:p>0.0014</text:p>
          </table:table-cell>
          <table:table-cell table:style-name="ce28" table:formula="of:=[.H3]*[.D3]" office:value-type="currency" office:currency="JPY" office:value="1291.1554940625">
            <text:p>￥1,291.2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09.5631">
            <text:p>509.5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9">
            <text:p>￥33.900</text:p>
          </table:table-cell>
          <table:table-cell table:style-name="ce17" table:formula="of:=[.D4]*([.B4]+[.C4])" office:value-type="currency" office:currency="JPY" office:value="23471.10909">
            <text:p>￥23,47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2.3631">
            <text:p>692.3631</text:p>
          </table:table-cell>
          <table:table-cell table:style-name="ce26" table:formula="of:=[.G4]*[.H$1]" office:value-type="float" office:value="34.618155">
            <text:p>34.6</text:p>
          </table:table-cell>
          <table:table-cell table:style-name="ce28" table:formula="of:=[.H4]*[.D4]" office:value-type="currency" office:currency="JPY" office:value="1173.5554545">
            <text:p>￥1,173.6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56.4738">
            <text:p>56.473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">
            <text:p>￥411.000</text:p>
          </table:table-cell>
          <table:table-cell table:style-name="ce17" table:formula="of:=[.D5]*[.G5]" office:value-type="currency" office:currency="JPY" office:value="27320.7318">
            <text:p>￥27,32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4738">
            <text:p>66.4738</text:p>
          </table:table-cell>
          <table:table-cell table:style-name="ce24" table:formula="of:=[.G5]*[.H$1]" office:value-type="float" office:value="3.32369">
            <text:p>3</text:p>
          </table:table-cell>
          <table:table-cell table:style-name="ce28" table:formula="of:=[.H5]*[.D5]" office:value-type="currency" office:currency="JPY" office:value="1366.03659">
            <text:p>￥1,366.0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9033274">
            <text:p>0.2903327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205">
            <text:p>￥76,205</text:p>
          </table:table-cell>
          <table:table-cell table:style-name="ce17" table:formula="of:=[.D6]*[.G6]" office:value-type="currency" office:currency="JPY" office:value="28442.2009517">
            <text:p>￥28,4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323274">
            <text:p>0.37323274</text:p>
          </table:table-cell>
          <table:table-cell table:style-name="ce25" table:formula="of:=[.G6]*[.H$1]" office:value-type="float" office:value="0.018661637">
            <text:p>0.0187</text:p>
          </table:table-cell>
          <table:table-cell table:style-name="ce28" table:formula="of:=[.H6]*[.D6]" office:value-type="currency" office:currency="JPY" office:value="1422.110047585">
            <text:p>￥1,422.1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6264.2879307375">
            <text:p>￥26,264</text:p>
          </table:table-cell>
          <table:table-cell table:style-name="ce20"/>
          <table:table-cell table:style-name="ce22"/>
          <table:table-cell table:number-columns-repeated="3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8184.4519482">
            <text:p>￥98,18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41923">
            <text:p>141,92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1923">
            <text:p>￥141,92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1923">
            <text:p>141923</text:p>
          </table:table-cell>
          <table:table-cell table:style-name="ce24"/>
          <table:table-cell table:style-name="ce27" table:formula="of:=SUM([.I3:.I6])" office:value-type="currency" office:currency="JPY" office:value="4909.22259741">
            <text:p>￥4,909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160558">
            <text:p>0.021605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0770">
            <text:p>￥920,770</text:p>
          </table:table-cell>
          <table:table-cell table:style-name="ce17" table:formula="of:=[.D3]*[.G3]" office:value-type="currency" office:currency="JPY" office:value="26062.9288966">
            <text:p>￥26,06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30558">
            <text:p>0.02830558</text:p>
          </table:table-cell>
          <table:table-cell table:style-name="ce25" table:formula="of:=[.G3]*[.H$1]" office:value-type="float" office:value="0.001415279">
            <text:p>0.0014</text:p>
          </table:table-cell>
          <table:table-cell table:style-name="ce28" table:formula="of:=[.H3]*[.D3]" office:value-type="currency" office:currency="JPY" office:value="1303.14644483">
            <text:p>￥1,303.1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66.4607">
            <text:p>466.460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488">
            <text:p>￥35.488</text:p>
          </table:table-cell>
          <table:table-cell table:style-name="ce17" table:formula="of:=[.D4]*([.B4]+[.C4])" office:value-type="currency" office:currency="JPY" office:value="23040.9637216">
            <text:p>￥23,0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49.2607">
            <text:p>649.2607</text:p>
          </table:table-cell>
          <table:table-cell table:style-name="ce26" table:formula="of:=[.G4]*[.H$1]" office:value-type="float" office:value="32.463035">
            <text:p>32.5</text:p>
          </table:table-cell>
          <table:table-cell table:style-name="ce28" table:formula="of:=[.H4]*[.D4]" office:value-type="currency" office:currency="JPY" office:value="1152.04818608">
            <text:p>￥1,152.0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7801">
            <text:p>41.780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5.3">
            <text:p>￥415.300</text:p>
          </table:table-cell>
          <table:table-cell table:style-name="ce17" table:formula="of:=[.D5]*[.G5]" office:value-type="currency" office:currency="JPY" office:value="21504.27553">
            <text:p>￥21,50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7801">
            <text:p>51.7801</text:p>
          </table:table-cell>
          <table:table-cell table:style-name="ce24" table:formula="of:=[.G5]*[.H$1]" office:value-type="float" office:value="2.589005">
            <text:p>3</text:p>
          </table:table-cell>
          <table:table-cell table:style-name="ce28" table:formula="of:=[.H5]*[.D5]" office:value-type="currency" office:currency="JPY" office:value="1075.2137765">
            <text:p>￥1,075.2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706421">
            <text:p>0.270642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000">
            <text:p>￥78,000</text:p>
          </table:table-cell>
          <table:table-cell table:style-name="ce17" table:formula="of:=[.D6]*[.G6]" office:value-type="currency" office:currency="JPY" office:value="27576.2838">
            <text:p>￥27,57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35421">
            <text:p>0.3535421</text:p>
          </table:table-cell>
          <table:table-cell table:style-name="ce25" table:formula="of:=[.G6]*0.05" office:value-type="float" office:value="0.017677105">
            <text:p>0.0177</text:p>
          </table:table-cell>
          <table:table-cell table:style-name="ce28" table:formula="of:=[.H6]*[.D6]" office:value-type="currency" office:currency="JPY" office:value="1378.81419">
            <text:p>￥1,378.8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546.11298705">
            <text:p>￥24,546</text:p>
          </table:table-cell>
          <table:table-cell table:style-name="ce20"/>
          <table:table-cell table:style-name="ce22"/>
          <table:table-cell table:number-columns-repeated="3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53.3078178">
            <text:p>￥102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31517">
            <text:p>131,51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1517">
            <text:p>￥131,5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17">
            <text:p>131517</text:p>
          </table:table-cell>
          <table:table-cell table:style-name="ce24"/>
          <table:table-cell table:style-name="ce27" table:formula="of:=SUM([.I3:.I6])" office:value-type="currency" office:currency="JPY" office:value="5122.66539089">
            <text:p>￥5,123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72696">
            <text:p>0.0197269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63620">
            <text:p>￥963,620</text:p>
          </table:table-cell>
          <table:table-cell table:style-name="ce17" table:formula="of:=[.D3]*[.G3]" office:value-type="currency" office:currency="JPY" office:value="25465.5471952">
            <text:p>￥25,46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696">
            <text:p>0.02642696</text:p>
          </table:table-cell>
          <table:table-cell table:style-name="ce25" table:formula="of:=[.G3]*[.H$1]" office:value-type="float" office:value="0.001321348">
            <text:p>0.0013</text:p>
          </table:table-cell>
          <table:table-cell table:style-name="ce28" table:formula="of:=[.H3]*[.D3]" office:value-type="currency" office:currency="JPY" office:value="1273.27735976">
            <text:p>￥1,273.3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53.3654">
            <text:p>453.365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09">
            <text:p>￥40.090</text:p>
          </table:table-cell>
          <table:table-cell table:style-name="ce17" table:formula="of:=[.D4]*([.B4]+[.C4])" office:value-type="currency" office:currency="JPY" office:value="25503.870886">
            <text:p>￥25,50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654">
            <text:p>636.1654</text:p>
          </table:table-cell>
          <table:table-cell table:style-name="ce26" table:formula="of:=[.G4]*[.H$1]" office:value-type="float" office:value="31.80827">
            <text:p>31.8</text:p>
          </table:table-cell>
          <table:table-cell table:style-name="ce28" table:formula="of:=[.H4]*[.D4]" office:value-type="currency" office:currency="JPY" office:value="1275.1935443">
            <text:p>￥1,275.2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8402">
            <text:p>40.840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7">
            <text:p>￥457.000</text:p>
          </table:table-cell>
          <table:table-cell table:style-name="ce17" table:formula="of:=[.D5]*[.G5]" office:value-type="currency" office:currency="JPY" office:value="23233.9714">
            <text:p>￥23,2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8402">
            <text:p>50.8402</text:p>
          </table:table-cell>
          <table:table-cell table:style-name="ce24" table:formula="of:=[.G5]*[.H$1]" office:value-type="float" office:value="2.54201">
            <text:p>3</text:p>
          </table:table-cell>
          <table:table-cell table:style-name="ce28" table:formula="of:=[.H5]*[.D5]" office:value-type="currency" office:currency="JPY" office:value="1161.69857">
            <text:p>￥1,161.7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855457">
            <text:p>0.2685545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380">
            <text:p>￥80,380</text:p>
          </table:table-cell>
          <table:table-cell table:style-name="ce17" table:formula="of:=[.D6]*[.G6]" office:value-type="currency" office:currency="JPY" office:value="28249.9183366">
            <text:p>￥28,2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145457">
            <text:p>0.35145457</text:p>
          </table:table-cell>
          <table:table-cell table:style-name="ce25" table:formula="of:=[.G6]*0.05" office:value-type="float" office:value="0.0175727285">
            <text:p>0.0176</text:p>
          </table:table-cell>
          <table:table-cell table:style-name="ce28" table:formula="of:=[.H6]*[.D6]" office:value-type="currency" office:currency="JPY" office:value="1412.49591683">
            <text:p>￥1,412.5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5613.32695445">
            <text:p>￥25,613</text:p>
          </table:table-cell>
          <table:table-cell table:style-name="ce20"/>
          <table:table-cell table:style-name="ce22"/>
          <table:table-cell table:number-columns-repeated="3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721.983303">
            <text:p>￥99,7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25984">
            <text:p>125,98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5984">
            <text:p>￥125,98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84">
            <text:p>125984</text:p>
          </table:table-cell>
          <table:table-cell table:style-name="ce24"/>
          <table:table-cell table:style-name="ce27" table:formula="of:=SUM([.I3:.I6])" office:value-type="currency" office:currency="JPY" office:value="4986.09916515">
            <text:p>￥4,986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50608">
            <text:p>0.0195060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6500">
            <text:p>￥926,500</text:p>
          </table:table-cell>
          <table:table-cell table:style-name="ce17" table:formula="of:=[.D3]*[.G3]" office:value-type="currency" office:currency="JPY" office:value="24279.93312">
            <text:p>￥24,2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0608">
            <text:p>0.02620608</text:p>
          </table:table-cell>
          <table:table-cell table:style-name="ce25" table:formula="of:=[.G3]*[.H$1]" office:value-type="float" office:value="0.001310304">
            <text:p>0.0013</text:p>
          </table:table-cell>
          <table:table-cell table:style-name="ce28" table:formula="of:=[.H3]*[.D3]" office:value-type="currency" office:currency="JPY" office:value="1213.996656">
            <text:p>￥1,214.0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47.2723">
            <text:p>447.27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9.81">
            <text:p>￥39.810</text:p>
          </table:table-cell>
          <table:table-cell table:style-name="ce17" table:formula="of:=[.D4]*([.B4]+[.C4])" office:value-type="currency" office:currency="JPY" office:value="25083.178263">
            <text:p>￥25,0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0.0723">
            <text:p>630.0723</text:p>
          </table:table-cell>
          <table:table-cell table:style-name="ce26" table:formula="of:=[.G4]*[.H$1]" office:value-type="float" office:value="31.503615">
            <text:p>31.5</text:p>
          </table:table-cell>
          <table:table-cell table:style-name="ce28" table:formula="of:=[.H4]*[.D4]" office:value-type="currency" office:currency="JPY" office:value="1254.15891315">
            <text:p>￥1,254.2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5288">
            <text:p>40.528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2.4">
            <text:p>￥452.400</text:p>
          </table:table-cell>
          <table:table-cell table:style-name="ce17" table:formula="of:=[.D5]*[.G5]" office:value-type="currency" office:currency="JPY" office:value="22859.22912">
            <text:p>￥22,85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288">
            <text:p>50.5288</text:p>
          </table:table-cell>
          <table:table-cell table:style-name="ce24" table:formula="of:=[.G5]*[.H$1]" office:value-type="float" office:value="2.52644">
            <text:p>3</text:p>
          </table:table-cell>
          <table:table-cell table:style-name="ce28" table:formula="of:=[.H5]*[.D5]" office:value-type="currency" office:currency="JPY" office:value="1142.961456">
            <text:p>￥1,143.0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786075">
            <text:p>0.267860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7499.6428">
            <text:p>￥27,50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76075">
            <text:p>0.35076075</text:p>
          </table:table-cell>
          <table:table-cell table:style-name="ce25" table:formula="of:=[.G6]*0.05" office:value-type="float" office:value="0.0175380375">
            <text:p>0.0175</text:p>
          </table:table-cell>
          <table:table-cell table:style-name="ce28" table:formula="of:=[.H6]*[.D6]" office:value-type="currency" office:currency="JPY" office:value="1374.98214">
            <text:p>￥1,375.0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930.49582575">
            <text:p>￥24,930</text:p>
          </table:table-cell>
          <table:table-cell table:style-name="ce20"/>
          <table:table-cell table:style-name="ce22"/>
          <table:table-cell table:number-columns-repeated="3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462.9802203">
            <text:p>￥95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style-name="ce2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4"/>
          <table:table-cell table:style-name="ce27" table:formula="of:=SUM([.I3:.I6])" office:value-type="currency" office:currency="JPY" office:value="4773.149011015">
            <text:p>￥4,773</text:p>
          </table:table-cell>
          <table:table-cell table:formula="of:=[.$A2]" office:value-type="string" office:string-value="JPY">
            <text:p>JPY</text:p>
          </table:table-cell>
          <table:table-cell table:style-name="ce2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2366">
            <text:p>0.019236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565">
            <text:p>￥936,565</text:p>
          </table:table-cell>
          <table:table-cell table:style-name="ce17" table:formula="of:=[.D3]*[.G3]" office:value-type="currency" office:currency="JPY" office:value="24291.311779">
            <text:p>￥24,2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66">
            <text:p>0.0259366</text:p>
          </table:table-cell>
          <table:table-cell table:style-name="ce25" table:formula="of:=[.G3]*[.H$1]" office:value-type="float" office:value="0.00129683">
            <text:p>0.0013</text:p>
          </table:table-cell>
          <table:table-cell table:style-name="ce28" table:formula="of:=[.H3]*[.D3]" office:value-type="currency" office:currency="JPY" office:value="1214.56558895">
            <text:p>￥1,214.6</text:p>
          </table:table-cell>
          <table:table-cell table:formula="of:=[.$A3]" office:value-type="string" office:string-value="BTC">
            <text:p>BTC</text:p>
          </table:table-cell>
          <table:table-cell table:style-name="ce2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37.6636">
            <text:p>437.66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54">
            <text:p>￥36.540</text:p>
          </table:table-cell>
          <table:table-cell table:style-name="ce17" table:formula="of:=[.D4]*([.B4]+[.C4])" office:value-type="currency" office:currency="JPY" office:value="22671.739944">
            <text:p>￥22,67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20.4636">
            <text:p>620.4636</text:p>
          </table:table-cell>
          <table:table-cell table:style-name="ce26" table:formula="of:=[.G4]*[.H$1]" office:value-type="float" office:value="31.02318">
            <text:p>31.0</text:p>
          </table:table-cell>
          <table:table-cell table:style-name="ce28" table:formula="of:=[.H4]*[.D4]" office:value-type="currency" office:currency="JPY" office:value="1133.5869972">
            <text:p>￥1,133.6</text:p>
          </table:table-cell>
          <table:table-cell table:formula="of:=[.$A4]" office:value-type="string" office:string-value="XEM">
            <text:p>XEM</text:p>
          </table:table-cell>
          <table:table-cell table:style-name="ce2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006">
            <text:p>40.0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1.4">
            <text:p>￥441.400</text:p>
          </table:table-cell>
          <table:table-cell table:style-name="ce17" table:formula="of:=[.D5]*[.G5]" office:value-type="currency" office:currency="JPY" office:value="22072.6484">
            <text:p>￥22,07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06">
            <text:p>50.006</text:p>
          </table:table-cell>
          <table:table-cell table:style-name="ce24" table:formula="of:=[.G5]*[.H$1]" office:value-type="float" office:value="2.5003">
            <text:p>3</text:p>
          </table:table-cell>
          <table:table-cell table:style-name="ce28" table:formula="of:=[.H5]*[.D5]" office:value-type="currency" office:currency="JPY" office:value="1103.63242">
            <text:p>￥1,103.6</text:p>
          </table:table-cell>
          <table:table-cell table:formula="of:=[.$A5]" office:value-type="string" office:string-value="MONA">
            <text:p>MONA</text:p>
          </table:table-cell>
          <table:table-cell table:style-name="ce2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572186">
            <text:p>0.2657218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805">
            <text:p>￥75,805</text:p>
          </table:table-cell>
          <table:table-cell table:style-name="ce17" table:formula="of:=[.D6]*[.G6]" office:value-type="currency" office:currency="JPY" office:value="26427.2800973">
            <text:p>￥26,4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862186">
            <text:p>0.34862186</text:p>
          </table:table-cell>
          <table:table-cell table:style-name="ce25" table:formula="of:=[.G6]*0.05" office:value-type="float" office:value="0.017431093">
            <text:p>0.0174</text:p>
          </table:table-cell>
          <table:table-cell table:style-name="ce28" table:formula="of:=[.H6]*[.D6]" office:value-type="currency" office:currency="JPY" office:value="1321.364004865">
            <text:p>￥1,321.4</text:p>
          </table:table-cell>
          <table:table-cell table:formula="of:=[.$A6]" office:value-type="string" office:string-value="ETH">
            <text:p>ETH</text:p>
          </table:table-cell>
          <table:table-cell table:style-name="ce30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865.745055075">
            <text:p>￥23,866</text:p>
          </table:table-cell>
          <table:table-cell table:style-name="ce20"/>
          <table:table-cell table:style-name="ce22"/>
          <table:table-cell table:number-columns-repeated="3"/>
          <table:table-cell table:style-name="ce2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21.57847295">
            <text:p>￥93,9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4"/>
          <table:table-cell table:style-name="ce27" table:formula="of:=SUM([.I3:.I6])" office:value-type="currency" office:currency="JPY" office:value="4696.0789236475">
            <text:p>￥4,69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894763">
            <text:p>0.018947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315">
            <text:p>￥936,315</text:p>
          </table:table-cell>
          <table:table-cell table:style-name="ce17" table:formula="of:=[.D3]*[.G3]" office:value-type="currency" office:currency="JPY" office:value="24014.26068345">
            <text:p>￥24,01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4763">
            <text:p>0.02564763</text:p>
          </table:table-cell>
          <table:table-cell table:style-name="ce25" table:formula="of:=[.G3]*[.H$1]" office:value-type="float" office:value="0.0012823815">
            <text:p>0.0013</text:p>
          </table:table-cell>
          <table:table-cell table:style-name="ce28" table:formula="of:=[.H3]*[.D3]" office:value-type="currency" office:currency="JPY" office:value="1200.7130341725">
            <text:p>￥1,200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26.1681">
            <text:p>426.168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67">
            <text:p>￥36.670</text:p>
          </table:table-cell>
          <table:table-cell table:style-name="ce17" table:formula="of:=[.D4]*([.B4]+[.C4])" office:value-type="currency" office:currency="JPY" office:value="22330.860227">
            <text:p>￥22,3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8.9681">
            <text:p>608.9681</text:p>
          </table:table-cell>
          <table:table-cell table:style-name="ce26" table:formula="of:=[.G4]*[.H$1]" office:value-type="float" office:value="30.448405">
            <text:p>30.4</text:p>
          </table:table-cell>
          <table:table-cell table:style-name="ce28" table:formula="of:=[.H4]*[.D4]" office:value-type="currency" office:currency="JPY" office:value="1116.54301135">
            <text:p>￥1,11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3825">
            <text:p>38.3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6.8">
            <text:p>￥446.800</text:p>
          </table:table-cell>
          <table:table-cell table:style-name="ce17" table:formula="of:=[.D5]*[.G5]" office:value-type="currency" office:currency="JPY" office:value="21617.301">
            <text:p>￥21,61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825">
            <text:p>48.3825</text:p>
          </table:table-cell>
          <table:table-cell table:style-name="ce24" table:formula="of:=[.G5]*[.H$1]" office:value-type="float" office:value="2.419125">
            <text:p>2</text:p>
          </table:table-cell>
          <table:table-cell table:style-name="ce28" table:formula="of:=[.H5]*[.D5]" office:value-type="currency" office:currency="JPY" office:value="1080.86505">
            <text:p>￥1,08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33375">
            <text:p>0.26333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4975">
            <text:p>￥74,975</text:p>
          </table:table-cell>
          <table:table-cell table:style-name="ce17" table:formula="of:=[.D6]*[.G6]" office:value-type="currency" office:currency="JPY" office:value="25959.1565625">
            <text:p>￥25,9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62375">
            <text:p>0.3462375</text:p>
          </table:table-cell>
          <table:table-cell table:style-name="ce25" table:formula="of:=[.G6]*0.05" office:value-type="float" office:value="0.017311875">
            <text:p>0.0173</text:p>
          </table:table-cell>
          <table:table-cell table:style-name="ce28" table:formula="of:=[.H6]*[.D6]" office:value-type="currency" office:currency="JPY" office:value="1297.957828125">
            <text:p>￥1,298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480.3946182375">
            <text:p>￥23,48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951.053444">
            <text:p>￥91,95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0612">
            <text:p>110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612">
            <text:p>￥110,6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612">
            <text:p>110612</text:p>
          </table:table-cell>
          <table:table-cell table:style-name="ce24"/>
          <table:table-cell table:style-name="ce27" table:formula="of:=SUM([.I3:.I6])" office:value-type="currency" office:currency="JPY" office:value="4597.5526722">
            <text:p>￥4,5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866083">
            <text:p>0.0186608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53000">
            <text:p>￥953,000</text:p>
          </table:table-cell>
          <table:table-cell table:style-name="ce17" table:formula="of:=[.D3]*[.G3]" office:value-type="currency" office:currency="JPY" office:value="24168.87099">
            <text:p>￥24,16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6083">
            <text:p>0.02536083</text:p>
          </table:table-cell>
          <table:table-cell table:style-name="ce25" table:formula="of:=[.G3]*[.H$1]" office:value-type="float" office:value="0.0012680415">
            <text:p>0.0013</text:p>
          </table:table-cell>
          <table:table-cell table:style-name="ce28" table:formula="of:=[.H3]*[.D3]" office:value-type="currency" office:currency="JPY" office:value="1208.4435495">
            <text:p>￥1,208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17.5945">
            <text:p>417.594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">
            <text:p>￥34.000</text:p>
          </table:table-cell>
          <table:table-cell table:style-name="ce17" table:formula="of:=[.D4]*([.B4]+[.C4])" office:value-type="currency" office:currency="JPY" office:value="20413.413">
            <text:p>￥20,41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0.3945">
            <text:p>600.3945</text:p>
          </table:table-cell>
          <table:table-cell table:style-name="ce26" table:formula="of:=[.G4]*[.H$1]" office:value-type="float" office:value="30.019725">
            <text:p>30.0</text:p>
          </table:table-cell>
          <table:table-cell table:style-name="ce28" table:formula="of:=[.H4]*[.D4]" office:value-type="currency" office:currency="JPY" office:value="1020.67065">
            <text:p>￥1,02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1281">
            <text:p>38.128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3.5">
            <text:p>￥443.500</text:p>
          </table:table-cell>
          <table:table-cell table:style-name="ce17" table:formula="of:=[.D5]*[.G5]" office:value-type="currency" office:currency="JPY" office:value="21344.81235">
            <text:p>￥21,34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1281">
            <text:p>48.1281</text:p>
          </table:table-cell>
          <table:table-cell table:style-name="ce24" table:formula="of:=[.G5]*[.H$1]" office:value-type="float" office:value="2.406405">
            <text:p>2</text:p>
          </table:table-cell>
          <table:table-cell table:style-name="ce28" table:formula="of:=[.H5]*[.D5]" office:value-type="currency" office:currency="JPY" office:value="1067.2406175">
            <text:p>￥1,067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270368">
            <text:p>0.2627036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300">
            <text:p>￥75,300</text:p>
          </table:table-cell>
          <table:table-cell table:style-name="ce17" table:formula="of:=[.D6]*[.G6]" office:value-type="currency" office:currency="JPY" office:value="26023.957104">
            <text:p>￥26,02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60368">
            <text:p>0.34560368</text:p>
          </table:table-cell>
          <table:table-cell table:style-name="ce25" table:formula="of:=[.G6]*0.05" office:value-type="float" office:value="0.017280184">
            <text:p>0.0173</text:p>
          </table:table-cell>
          <table:table-cell table:style-name="ce28" table:formula="of:=[.H6]*[.D6]" office:value-type="currency" office:currency="JPY" office:value="1301.1978552">
            <text:p>￥1,301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2987.763361">
            <text:p>￥22,98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192.8248107">
            <text:p>￥101,19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4"/>
          <table:table-cell table:style-name="ce27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843731">
            <text:p>0.0184373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00">
            <text:p>￥1,011,600</text:p>
          </table:table-cell>
          <table:table-cell table:style-name="ce17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5" table:formula="of:=[.G3]*[.H$1]" office:value-type="float" office:value="0.0012568655">
            <text:p>0.0013</text:p>
          </table:table-cell>
          <table:table-cell table:style-name="ce28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12.0655">
            <text:p>412.065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835">
            <text:p>￥40.835</text:p>
          </table:table-cell>
          <table:table-cell table:style-name="ce17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6" table:formula="of:=[.G4]*[.H$1]" office:value-type="float" office:value="29.743275">
            <text:p>29.7</text:p>
          </table:table-cell>
          <table:table-cell table:style-name="ce28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0452">
            <text:p>37.045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0.5">
            <text:p>￥490.500</text:p>
          </table:table-cell>
          <table:table-cell table:style-name="ce17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4" table:formula="of:=[.G5]*[.H$1]" office:value-type="float" office:value="2.35226">
            <text:p>2</text:p>
          </table:table-cell>
          <table:table-cell table:style-name="ce28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209962">
            <text:p>0.26209962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2310">
            <text:p>￥82,310</text:p>
          </table:table-cell>
          <table:table-cell table:style-name="ce17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5" table:formula="of:=[.G6]*0.05" office:value-type="float" office:value="0.017249981">
            <text:p>0.0172</text:p>
          </table:table-cell>
          <table:table-cell table:style-name="ce28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5298.206202675">
            <text:p>￥25,29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4"/>
          <table:table-cell table:style-name="ce27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5" table:formula="of:=[.G3]*[.H$1]" office:value-type="float" office:value="0.001258275">
            <text:p>0.0013</text:p>
          </table:table-cell>
          <table:table-cell table:style-name="ce28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6" table:formula="of:=[.G4]*[.H$1]" office:value-type="float" office:value="29.750425">
            <text:p>29.8</text:p>
          </table:table-cell>
          <table:table-cell table:style-name="ce28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4" table:formula="of:=[.G5]*[.H$1]" office:value-type="float" office:value="2.375635">
            <text:p>2</text:p>
          </table:table-cell>
          <table:table-cell table:style-name="ce28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5" table:formula="of:=[.G6]*[.H$1]" office:value-type="float" office:value="0.0173808335">
            <text:p>0.0174</text:p>
          </table:table-cell>
          <table:table-cell table:style-name="ce28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4"/>
          <table:table-cell table:style-name="ce27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5" table:formula="of:=[.G3]*[.H$1]" office:value-type="float" office:value="0.001261059">
            <text:p>0.0013</text:p>
          </table:table-cell>
          <table:table-cell table:style-name="ce28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6" table:formula="of:=[.G4]*[.H$1]" office:value-type="float" office:value="29.82968">
            <text:p>29.8</text:p>
          </table:table-cell>
          <table:table-cell table:style-name="ce28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4" table:formula="of:=[.G5]*[.H$1]" office:value-type="float" office:value="2.39957">
            <text:p>2</text:p>
          </table:table-cell>
          <table:table-cell table:style-name="ce28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5" table:formula="of:=[.G6]*[.H$1]" office:value-type="float" office:value="0.017528239">
            <text:p>0.0175</text:p>
          </table:table-cell>
          <table:table-cell table:style-name="ce28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4"/>
          <table:table-cell table:style-name="ce27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5" table:formula="of:=[.G3]*0.05" office:value-type="float" office:value="0.001280986">
            <text:p>0.0013</text:p>
          </table:table-cell>
          <table:table-cell table:style-name="ce28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6" table:formula="of:=[.G4]*0.05" office:value-type="float" office:value="30.365975">
            <text:p>30.4</text:p>
          </table:table-cell>
          <table:table-cell table:style-name="ce28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4" table:formula="of:=[.G5]*0.05" office:value-type="float" office:value="2.418445">
            <text:p>2</text:p>
          </table:table-cell>
          <table:table-cell table:style-name="ce28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5" table:formula="of:=[.G6]*0.05" office:value-type="float" office:value="0.018026207">
            <text:p>0.0180</text:p>
          </table:table-cell>
          <table:table-cell table:style-name="ce28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4"/>
          <table:table-cell table:style-name="ce27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5" table:formula="of:=[.G3]*0.05" office:value-type="float" office:value="0.001320986">
            <text:p>0.0013</text:p>
          </table:table-cell>
          <table:table-cell table:style-name="ce28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6" table:formula="of:=[.G4]*0.05" office:value-type="float" office:value="31.965975">
            <text:p>32.0</text:p>
          </table:table-cell>
          <table:table-cell table:style-name="ce28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4" table:formula="of:=[.G5]*0.05" office:value-type="float" office:value="2.568445">
            <text:p>3</text:p>
          </table:table-cell>
          <table:table-cell table:style-name="ce28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5" table:formula="of:=[.G6]*0.05" office:value-type="float" office:value="0.018976207">
            <text:p>0.0190</text:p>
          </table:table-cell>
          <table:table-cell table:style-name="ce28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4"/>
          <table:table-cell table:style-name="ce27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5" table:formula="of:=[.G3]*0.05" office:value-type="float" office:value="0.001266036">
            <text:p>0.0013</text:p>
          </table:table-cell>
          <table:table-cell table:style-name="ce28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6" table:formula="of:=[.G4]*0.05" office:value-type="float" office:value="30.96006">
            <text:p>31.0</text:p>
          </table:table-cell>
          <table:table-cell table:style-name="ce28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4" table:formula="of:=[.G5]*0.05" office:value-type="float" office:value="2.49575">
            <text:p>2</text:p>
          </table:table-cell>
          <table:table-cell table:style-name="ce28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5" table:formula="of:=[.G6]*0.05" office:value-type="float" office:value="0.018468543">
            <text:p>0.0185</text:p>
          </table:table-cell>
          <table:table-cell table:style-name="ce28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4"/>
          <table:table-cell table:style-name="ce27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5" table:formula="of:=[.G3]*0.05" office:value-type="float" office:value="0.001279479">
            <text:p>0.0013</text:p>
          </table:table-cell>
          <table:table-cell table:style-name="ce28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6" table:formula="of:=[.G4]*0.05" office:value-type="float" office:value="31.58308">
            <text:p>31.6</text:p>
          </table:table-cell>
          <table:table-cell table:style-name="ce28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4" table:formula="of:=[.G5]*0.05" office:value-type="float" office:value="2.52114">
            <text:p>3</text:p>
          </table:table-cell>
          <table:table-cell table:style-name="ce28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5" table:formula="of:=[.G6]*0.05" office:value-type="float" office:value="0.0187623205">
            <text:p>0.0188</text:p>
          </table:table-cell>
          <table:table-cell table:style-name="ce28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4"/>
          <table:table-cell table:style-name="ce27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5" table:formula="of:=[.G3]*0.05" office:value-type="float" office:value="0.001281145">
            <text:p>0.0013</text:p>
          </table:table-cell>
          <table:table-cell table:style-name="ce28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6" table:formula="of:=[.G4]*0.05" office:value-type="float" office:value="31.807355">
            <text:p>31.8</text:p>
          </table:table-cell>
          <table:table-cell table:style-name="ce28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4" table:formula="of:=[.G5]*0.05" office:value-type="float" office:value="2.5593">
            <text:p>3</text:p>
          </table:table-cell>
          <table:table-cell table:style-name="ce28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5" table:formula="of:=[.G6]*0.05" office:value-type="float" office:value="0.019401195">
            <text:p>0.0194</text:p>
          </table:table-cell>
          <table:table-cell table:style-name="ce28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4"/>
          <table:table-cell table:style-name="ce27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5" table:formula="of:=[.G3]*0.05" office:value-type="float" office:value="0.00129629">
            <text:p>0.0013</text:p>
          </table:table-cell>
          <table:table-cell table:style-name="ce28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6" table:formula="of:=[.G4]*0.05" office:value-type="float" office:value="32.588385">
            <text:p>32.6</text:p>
          </table:table-cell>
          <table:table-cell table:style-name="ce28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4" table:formula="of:=[.G5]*0.05" office:value-type="float" office:value="2.644935">
            <text:p>3</text:p>
          </table:table-cell>
          <table:table-cell table:style-name="ce28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5" table:formula="of:=[.G6]*0.05" office:value-type="float" office:value="0.0198566405">
            <text:p>0.0199</text:p>
          </table:table-cell>
          <table:table-cell table:style-name="ce28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4"/>
          <table:table-cell table:style-name="ce27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5" table:formula="of:=[.G3]*0.05" office:value-type="float" office:value="0.0013019485">
            <text:p>0.0013</text:p>
          </table:table-cell>
          <table:table-cell table:style-name="ce28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6" table:formula="of:=[.G4]*0.05" office:value-type="float" office:value="32.812655">
            <text:p>32.8</text:p>
          </table:table-cell>
          <table:table-cell table:style-name="ce28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4" table:formula="of:=[.G5]*0.05" office:value-type="float" office:value="2.69182">
            <text:p>3</text:p>
          </table:table-cell>
          <table:table-cell table:style-name="ce28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5" table:formula="of:=[.G6]*0.05" office:value-type="float" office:value="0.020022143">
            <text:p>0.0200</text:p>
          </table:table-cell>
          <table:table-cell table:style-name="ce28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4"/>
          <table:table-cell table:style-name="ce27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5" table:formula="of:=[.G3]*0.05" office:value-type="float" office:value="0.0013089815">
            <text:p>0.0013</text:p>
          </table:table-cell>
          <table:table-cell table:style-name="ce28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6" table:formula="of:=[.G4]*0.05" office:value-type="float" office:value="33.088595">
            <text:p>33.1</text:p>
          </table:table-cell>
          <table:table-cell table:style-name="ce28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4" table:formula="of:=[.G5]*0.05" office:value-type="float" office:value="2.731955">
            <text:p>3</text:p>
          </table:table-cell>
          <table:table-cell table:style-name="ce28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5" table:formula="of:=[.G6]*0.05" office:value-type="float" office:value="0.02020055">
            <text:p>0.0202</text:p>
          </table:table-cell>
          <table:table-cell table:style-name="ce28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4"/>
          <table:table-cell table:style-name="ce27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5" table:formula="of:=[.G3]*0.05" office:value-type="float" office:value="0.0013082675">
            <text:p>0.0013</text:p>
          </table:table-cell>
          <table:table-cell table:style-name="ce28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6" table:formula="of:=[.G4]*0.05" office:value-type="float" office:value="33.28603">
            <text:p>33.3</text:p>
          </table:table-cell>
          <table:table-cell table:style-name="ce28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4" table:formula="of:=[.G5]*0.05" office:value-type="float" office:value="2.699125">
            <text:p>3</text:p>
          </table:table-cell>
          <table:table-cell table:style-name="ce28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5" table:formula="of:=[.G6]*0.05" office:value-type="float" office:value="0.0203261605">
            <text:p>0.0203</text:p>
          </table:table-cell>
          <table:table-cell table:style-name="ce28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4"/>
          <table:table-cell table:style-name="ce27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5" table:formula="of:=[.G3]*0.05" office:value-type="float" office:value="0.001319118">
            <text:p>0.0013</text:p>
          </table:table-cell>
          <table:table-cell table:style-name="ce28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6" table:formula="of:=[.G4]*0.05" office:value-type="float" office:value="33.71112">
            <text:p>33.7</text:p>
          </table:table-cell>
          <table:table-cell table:style-name="ce28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4" table:formula="of:=[.G5]*0.05" office:value-type="float" office:value="2.669445">
            <text:p>3</text:p>
          </table:table-cell>
          <table:table-cell table:style-name="ce28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5" table:formula="of:=[.G6]*0.05" office:value-type="float" office:value="0.0205704455">
            <text:p>0.0206</text:p>
          </table:table-cell>
          <table:table-cell table:style-name="ce28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4"/>
          <table:table-cell table:style-name="ce27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5" table:formula="of:=[.G3]*0.05" office:value-type="float" office:value="0.001324118">
            <text:p>0.0013</text:p>
          </table:table-cell>
          <table:table-cell table:style-name="ce28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6" table:formula="of:=[.G4]*0.05" office:value-type="float" office:value="34.016335">
            <text:p>34.0</text:p>
          </table:table-cell>
          <table:table-cell table:style-name="ce28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4" table:formula="of:=[.G5]*0.05" office:value-type="float" office:value="2.62657">
            <text:p>3</text:p>
          </table:table-cell>
          <table:table-cell table:style-name="ce28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5" table:formula="of:=[.G6]*0.05" office:value-type="float" office:value="0.02077481">
            <text:p>0.0208</text:p>
          </table:table-cell>
          <table:table-cell table:style-name="ce28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4"/>
          <table:table-cell table:style-name="ce27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5" table:formula="of:=[.G3]*0.05" office:value-type="float" office:value="0.001322719">
            <text:p>0.0013</text:p>
          </table:table-cell>
          <table:table-cell table:style-name="ce28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6" table:formula="of:=[.G4]*0.05" office:value-type="float" office:value="34.305555">
            <text:p>34.3</text:p>
          </table:table-cell>
          <table:table-cell table:style-name="ce28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4" table:formula="of:=[.G5]*0.05" office:value-type="float" office:value="2.631145">
            <text:p>3</text:p>
          </table:table-cell>
          <table:table-cell table:style-name="ce28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5" table:formula="of:=[.G6]*0.05" office:value-type="float" office:value="0.0209202825">
            <text:p>0.0209</text:p>
          </table:table-cell>
          <table:table-cell table:style-name="ce28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4"/>
          <table:table-cell table:style-name="ce27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5" table:formula="of:=[.G3]*0.05" office:value-type="float" office:value="0.0013214795">
            <text:p>0.0013</text:p>
          </table:table-cell>
          <table:table-cell table:style-name="ce28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6" table:formula="of:=[.G4]*0.05" office:value-type="float" office:value="34.591685">
            <text:p>34.6</text:p>
          </table:table-cell>
          <table:table-cell table:style-name="ce28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4" table:formula="of:=[.G5]*0.05" office:value-type="float" office:value="2.63345">
            <text:p>3</text:p>
          </table:table-cell>
          <table:table-cell table:style-name="ce28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5" table:formula="of:=[.G6]*0.05" office:value-type="float" office:value="0.0210495985">
            <text:p>0.0210</text:p>
          </table:table-cell>
          <table:table-cell table:style-name="ce28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4"/>
          <table:table-cell table:style-name="ce27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5" table:formula="of:=[.G3]*0.05" office:value-type="float" office:value="0.00132506">
            <text:p>0.0013</text:p>
          </table:table-cell>
          <table:table-cell table:style-name="ce28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6" table:formula="of:=[.G4]*0.05" office:value-type="float" office:value="34.962015">
            <text:p>35.0</text:p>
          </table:table-cell>
          <table:table-cell table:style-name="ce28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4" table:formula="of:=[.G5]*0.05" office:value-type="float" office:value="2.642735">
            <text:p>3</text:p>
          </table:table-cell>
          <table:table-cell table:style-name="ce28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5" table:formula="of:=[.G6]*0.05" office:value-type="float" office:value="0.0212057345">
            <text:p>0.0212</text:p>
          </table:table-cell>
          <table:table-cell table:style-name="ce28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4"/>
          <table:table-cell table:style-name="ce27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5" table:formula="of:=[.G3]*0.05" office:value-type="float" office:value="0.001324433">
            <text:p>0.0013</text:p>
          </table:table-cell>
          <table:table-cell table:style-name="ce28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6" table:formula="of:=[.G4]*0.05" office:value-type="float" office:value="35.297085">
            <text:p>35.3</text:p>
          </table:table-cell>
          <table:table-cell table:style-name="ce28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4" table:formula="of:=[.G5]*0.05" office:value-type="float" office:value="2.648675">
            <text:p>3</text:p>
          </table:table-cell>
          <table:table-cell table:style-name="ce28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5" table:formula="of:=[.G6]*0.05" office:value-type="float" office:value="0.021307784">
            <text:p>0.0213</text:p>
          </table:table-cell>
          <table:table-cell table:style-name="ce28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4"/>
          <table:table-cell table:style-name="ce27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5" table:formula="of:=[.G3]*0.05" office:value-type="float" office:value="0.0013220925">
            <text:p>0.0013</text:p>
          </table:table-cell>
          <table:table-cell table:style-name="ce28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6" table:formula="of:=[.G4]*0.05" office:value-type="float" office:value="34.07793">
            <text:p>34.1</text:p>
          </table:table-cell>
          <table:table-cell table:style-name="ce28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4" table:formula="of:=[.G5]*0.05" office:value-type="float" office:value="2.641725">
            <text:p>3</text:p>
          </table:table-cell>
          <table:table-cell table:style-name="ce28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5" table:formula="of:=[.G6]*0.05" office:value-type="float" office:value="0.022504071">
            <text:p>0.0225</text:p>
          </table:table-cell>
          <table:table-cell table:style-name="ce28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4"/>
          <table:table-cell table:style-name="ce27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5" table:formula="of:=[.G3]*0.05" office:value-type="float" office:value="0.001317695">
            <text:p>0.0013</text:p>
          </table:table-cell>
          <table:table-cell table:style-name="ce28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6" table:formula="of:=[.G4]*0.05" office:value-type="float" office:value="37.684765">
            <text:p>37.7</text:p>
          </table:table-cell>
          <table:table-cell table:style-name="ce28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4" table:formula="of:=[.G5]*0.05" office:value-type="float" office:value="2.624305">
            <text:p>3</text:p>
          </table:table-cell>
          <table:table-cell table:style-name="ce28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5" table:formula="of:=[.G6]*0.05" office:value-type="float" office:value="0.022526907">
            <text:p>0.0225</text:p>
          </table:table-cell>
          <table:table-cell table:style-name="ce28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4"/>
          <table:table-cell table:style-name="ce27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5" table:formula="of:=[.G3]*0.05" office:value-type="float" office:value="0.001314392">
            <text:p>0.0013</text:p>
          </table:table-cell>
          <table:table-cell table:style-name="ce28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6" table:formula="of:=[.G4]*0.05" office:value-type="float" office:value="37.94741">
            <text:p>37.9</text:p>
          </table:table-cell>
          <table:table-cell table:style-name="ce28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4" table:formula="of:=[.G5]*0.05" office:value-type="float" office:value="2.609695">
            <text:p>3</text:p>
          </table:table-cell>
          <table:table-cell table:style-name="ce28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5" table:formula="of:=[.G6]*0.05" office:value-type="float" office:value="0.0225643505">
            <text:p>0.0226</text:p>
          </table:table-cell>
          <table:table-cell table:style-name="ce28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4"/>
          <table:table-cell table:style-name="ce27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5" table:formula="of:=[.G3]*0.05" office:value-type="float" office:value="0.001314172">
            <text:p>0.0013</text:p>
          </table:table-cell>
          <table:table-cell table:style-name="ce28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6" table:formula="of:=[.G4]*0.05" office:value-type="float" office:value="38.354715">
            <text:p>38.4</text:p>
          </table:table-cell>
          <table:table-cell table:style-name="ce28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4" table:formula="of:=[.G5]*0.05" office:value-type="float" office:value="2.604205">
            <text:p>3</text:p>
          </table:table-cell>
          <table:table-cell table:style-name="ce28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5" table:formula="of:=[.G6]*0.05" office:value-type="float" office:value="0.022659574">
            <text:p>0.0227</text:p>
          </table:table-cell>
          <table:table-cell table:style-name="ce28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4"/>
          <table:table-cell table:style-name="ce27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5" table:formula="of:=[.G3]*0.05" office:value-type="float" office:value="0.0012968705">
            <text:p>0.0013</text:p>
          </table:table-cell>
          <table:table-cell table:style-name="ce28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6" table:formula="of:=[.G4]*0.05" office:value-type="float" office:value="39.36721">
            <text:p>39.4</text:p>
          </table:table-cell>
          <table:table-cell table:style-name="ce28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4" table:formula="of:=[.G5]*0.05" office:value-type="float" office:value="2.57742">
            <text:p>3</text:p>
          </table:table-cell>
          <table:table-cell table:style-name="ce28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5" table:formula="of:=[.G6]*0.05" office:value-type="float" office:value="0.022705493">
            <text:p>0.0227</text:p>
          </table:table-cell>
          <table:table-cell table:style-name="ce28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4"/>
          <table:table-cell table:style-name="ce27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5" table:formula="of:=[.G3]*0.05" office:value-type="float" office:value="0.0013118705">
            <text:p>0.0013</text:p>
          </table:table-cell>
          <table:table-cell table:style-name="ce28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6" table:formula="of:=[.G4]*0.05" office:value-type="float" office:value="39.347705">
            <text:p>39.3</text:p>
          </table:table-cell>
          <table:table-cell table:style-name="ce28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4" table:formula="of:=[.G5]*0.05" office:value-type="float" office:value="2.591455">
            <text:p>3</text:p>
          </table:table-cell>
          <table:table-cell table:style-name="ce28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5" table:formula="of:=[.G6]*0.05" office:value-type="float" office:value="0.0226921135">
            <text:p>0.0227</text:p>
          </table:table-cell>
          <table:table-cell table:style-name="ce28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4"/>
          <table:table-cell table:style-name="ce27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5" table:formula="of:=[.G3]*0.05" office:value-type="float" office:value="0.0012921855">
            <text:p>0.0013</text:p>
          </table:table-cell>
          <table:table-cell table:style-name="ce28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6" table:formula="of:=[.G4]*0.05" office:value-type="float" office:value="39.330375">
            <text:p>39.3</text:p>
          </table:table-cell>
          <table:table-cell table:style-name="ce28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4" table:formula="of:=[.G5]*0.05" office:value-type="float" office:value="2.56458">
            <text:p>3</text:p>
          </table:table-cell>
          <table:table-cell table:style-name="ce28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5" table:formula="of:=[.G6]*0.05" office:value-type="float" office:value="0.02271524">
            <text:p>0.0227</text:p>
          </table:table-cell>
          <table:table-cell table:style-name="ce28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4"/>
          <table:table-cell table:style-name="ce27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5" table:formula="of:=[.G3]*0.05" office:value-type="float" office:value="0.0012766565">
            <text:p>0.0013</text:p>
          </table:table-cell>
          <table:table-cell table:style-name="ce28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6" table:formula="of:=[.G4]*0.05" office:value-type="float" office:value="38.98541">
            <text:p>39.0</text:p>
          </table:table-cell>
          <table:table-cell table:style-name="ce28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4" table:formula="of:=[.G5]*0.05" office:value-type="float" office:value="2.537815">
            <text:p>3</text:p>
          </table:table-cell>
          <table:table-cell table:style-name="ce28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5" table:formula="of:=[.G6]*0.05" office:value-type="float" office:value="0.022539073">
            <text:p>0.0225</text:p>
          </table:table-cell>
          <table:table-cell table:style-name="ce28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4"/>
          <table:table-cell table:style-name="ce27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5" table:formula="of:=[.G3]*0.05" office:value-type="float" office:value="0.001255306">
            <text:p>0.0013</text:p>
          </table:table-cell>
          <table:table-cell table:style-name="ce28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6" table:formula="of:=[.G4]*0.05" office:value-type="float" office:value="38.5198">
            <text:p>38.5</text:p>
          </table:table-cell>
          <table:table-cell table:style-name="ce28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4" table:formula="of:=[.G5]*0.05" office:value-type="float" office:value="2.50939">
            <text:p>3</text:p>
          </table:table-cell>
          <table:table-cell table:style-name="ce28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5" table:formula="of:=[.G6]*0.05" office:value-type="float" office:value="0.022335898">
            <text:p>0.0223</text:p>
          </table:table-cell>
          <table:table-cell table:style-name="ce28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4"/>
          <table:table-cell table:style-name="ce27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5" table:formula="of:=[.G3]*0.05" office:value-type="float" office:value="0.001232945">
            <text:p>0.0012</text:p>
          </table:table-cell>
          <table:table-cell table:style-name="ce28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6" table:formula="of:=[.G4]*0.05" office:value-type="float" office:value="37.96877">
            <text:p>38.0</text:p>
          </table:table-cell>
          <table:table-cell table:style-name="ce28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4" table:formula="of:=[.G5]*0.05" office:value-type="float" office:value="2.47818">
            <text:p>2</text:p>
          </table:table-cell>
          <table:table-cell table:style-name="ce28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5" table:formula="of:=[.G6]*0.05" office:value-type="float" office:value="0.022011926">
            <text:p>0.0220</text:p>
          </table:table-cell>
          <table:table-cell table:style-name="ce28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4"/>
          <table:table-cell table:style-name="ce27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5" table:formula="of:=[.G3]*0.05" office:value-type="float" office:value="0.0012341755">
            <text:p>0.0012</text:p>
          </table:table-cell>
          <table:table-cell table:style-name="ce28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6" table:formula="of:=[.G4]*0.05" office:value-type="float" office:value="38.0694">
            <text:p>38.1</text:p>
          </table:table-cell>
          <table:table-cell table:style-name="ce28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4" table:formula="of:=[.G5]*0.05" office:value-type="float" office:value="2.491715">
            <text:p>2</text:p>
          </table:table-cell>
          <table:table-cell table:style-name="ce28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5" table:formula="of:=[.G6]*0.05" office:value-type="float" office:value="0.0220689305">
            <text:p>0.0221</text:p>
          </table:table-cell>
          <table:table-cell table:style-name="ce28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4"/>
          <table:table-cell table:style-name="ce27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5" table:formula="of:=[.G3]*0.05" office:value-type="float" office:value="0.0012338815">
            <text:p>0.0012</text:p>
          </table:table-cell>
          <table:table-cell table:style-name="ce28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6" table:formula="of:=[.G4]*0.05" office:value-type="float" office:value="38.05014">
            <text:p>38.1</text:p>
          </table:table-cell>
          <table:table-cell table:style-name="ce28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4" table:formula="of:=[.G5]*0.05" office:value-type="float" office:value="2.504605">
            <text:p>3</text:p>
          </table:table-cell>
          <table:table-cell table:style-name="ce28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5" table:formula="of:=[.G6]*0.05" office:value-type="float" office:value="0.0220673965">
            <text:p>0.0221</text:p>
          </table:table-cell>
          <table:table-cell table:style-name="ce28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4"/>
          <table:table-cell table:style-name="ce27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5" table:formula="of:=[.G3]*0.05" office:value-type="float" office:value="0.0012316225">
            <text:p>0.0012</text:p>
          </table:table-cell>
          <table:table-cell table:style-name="ce28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6" table:formula="of:=[.G4]*0.05" office:value-type="float" office:value="38.004845">
            <text:p>38.0</text:p>
          </table:table-cell>
          <table:table-cell table:style-name="ce28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4" table:formula="of:=[.G5]*0.05" office:value-type="float" office:value="2.51679">
            <text:p>3</text:p>
          </table:table-cell>
          <table:table-cell table:style-name="ce28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5" table:formula="of:=[.G6]*0.05" office:value-type="float" office:value="0.0220268485">
            <text:p>0.0220</text:p>
          </table:table-cell>
          <table:table-cell table:style-name="ce28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">
            <text:p>5.0%</text:p>
          </table:table-cell>
          <table:table-cell table:style-name="ce23" office:value-type="string">
            <text:p>JPY建</text:p>
          </table:table-cell>
          <table:table-cell table:style-name="ce29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4"/>
          <table:table-cell table:style-name="ce27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5" table:formula="of:=[.G3]*0.05" office:value-type="float" office:value="0.0012306465">
            <text:p>0.0012</text:p>
          </table:table-cell>
          <table:table-cell table:style-name="ce28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4" table:formula="of:=[.G4]*0.05" office:value-type="float" office:value="38.01162">
            <text:p>38</text:p>
          </table:table-cell>
          <table:table-cell table:style-name="ce28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4" table:formula="of:=[.G5]*0.05" office:value-type="float" office:value="2.53052">
            <text:p>3</text:p>
          </table:table-cell>
          <table:table-cell table:style-name="ce28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5" table:formula="of:=[.G6]*0.05" office:value-type="float" office:value="0.0220333525">
            <text:p>0.0220</text:p>
          </table:table-cell>
          <table:table-cell table:style-name="ce28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3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6" office:value-type="string">
            <text:p>資産5%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4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5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7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4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5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2">
          <table:table-cell table:number-columns-repeated="4"/>
          <table:table-cell table:style-name="ce31" office:value-type="currency" office:currency="JPY" office:value="36000">
            <text:p>￥36,000</text:p>
          </table:table-cell>
          <table:table-cell table:style-name="ce32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5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5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3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6" office:value-type="string">
            <text:p>資産5%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4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5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7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4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5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2">
          <table:table-cell table:number-columns-repeated="4"/>
          <table:table-cell table:style-name="ce31" office:value-type="currency" office:currency="JPY" office:value="32000">
            <text:p>￥32,000</text:p>
          </table:table-cell>
          <table:table-cell table:style-name="ce32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5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5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3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6" office:value-type="string">
            <text:p>資産5%</text:p>
          </table:table-cell>
          <table:table-cell table:style-name="ce29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4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5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7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4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5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2">
          <table:table-cell table:number-columns-repeated="4"/>
          <table:table-cell table:style-name="ce31" office:value-type="currency" office:currency="JPY" office:value="28000">
            <text:p>￥28,000</text:p>
          </table:table-cell>
          <table:table-cell table:style-name="ce32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5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5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3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6" office:value-type="string">
            <text:p>資産5%</text:p>
          </table:table-cell>
          <table:table-cell table:style-name="ce29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4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5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7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4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5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31" office:value-type="currency" office:currency="JPY" office:value="24000">
            <text:p>￥24,000</text:p>
          </table:table-cell>
          <table:table-cell table:style-name="ce32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/>
          <table:table-cell table:style-name="ce35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6"/>
          <table:table-cell table:style-name="ce35"/>
          <table:table-cell table:number-columns-repeated="1013"/>
        </table:table-row>
        <table:table-row table:style-name="ro1" table:number-rows-repeated="1048561">
          <table:table-cell table:number-columns-repeated="1020"/>
        </table:table-row>
        <table:table-row table:style-name="ro1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2018/06/08</text:date>, <text:time>23:34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08T23:34:45.47</dc:date>
    <dc:creator>鈴木 豊樹</dc:creator>
    <meta:editing-duration>P2DT3H16M34S</meta:editing-duration>
    <meta:editing-cycles>187</meta:editing-cycles>
    <meta:generator>OpenOffice/4.1.5$Win32 OpenOffice.org_project/415m1$Build-9789</meta:generator>
    <meta:document-statistic meta:table-count="62" meta:cell-count="3845" meta:object-count="0"/>
  </office:meta>
</office:document-meta>
</file>